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2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4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5"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49"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2"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54"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5"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0"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6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6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7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7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7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7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7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87"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8"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8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9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9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0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0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0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0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2" style:family="paragraph" style:parent-style-name="Standard">
      <style:paragraph-properties fo:text-align="start" style:justify-single-word="false"/>
      <style:text-properties officeooo:paragraph-rsid="0196f739"/>
    </style:style>
    <style:style style:name="P31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424feb"/>
    </style:style>
    <style:style style:name="T114" style:family="text">
      <style:text-properties officeooo:rsid="01436c1a"/>
    </style:style>
    <style:style style:name="T115" style:family="text">
      <style:text-properties officeooo:rsid="01448daf"/>
    </style:style>
    <style:style style:name="T116" style:family="text">
      <style:text-properties officeooo:rsid="0146692d"/>
    </style:style>
    <style:style style:name="T117" style:family="text">
      <style:text-properties officeooo:rsid="014706b2"/>
    </style:style>
    <style:style style:name="T118" style:family="text">
      <style:text-properties fo:font-weight="normal" style:font-weight-asian="normal" style:font-weight-complex="normal"/>
    </style:style>
    <style:style style:name="T119" style:family="text">
      <style:text-properties fo:font-weight="normal" officeooo:rsid="014beb8e" style:font-weight-asian="normal" style:font-weight-complex="normal"/>
    </style:style>
    <style:style style:name="T120" style:family="text">
      <style:text-properties fo:font-weight="normal" officeooo:rsid="0162408d" style:font-weight-asian="normal" style:font-weight-complex="normal"/>
    </style:style>
    <style:style style:name="T121" style:family="text">
      <style:text-properties fo:font-weight="normal" officeooo:rsid="0164fc4e" style:font-weight-asian="normal" style:font-weight-complex="normal"/>
    </style:style>
    <style:style style:name="T122" style:family="text">
      <style:text-properties fo:font-weight="normal" officeooo:rsid="0165fd8b" style:font-weight-asian="normal" style:font-weight-complex="normal"/>
    </style:style>
    <style:style style:name="T123" style:family="text">
      <style:text-properties fo:font-weight="normal" officeooo:rsid="01675d63" style:font-weight-asian="normal" style:font-weight-complex="normal"/>
    </style:style>
    <style:style style:name="T124" style:family="text">
      <style:text-properties fo:font-weight="normal" officeooo:rsid="0167b6b0" style:font-weight-asian="normal" style:font-weight-complex="normal"/>
    </style:style>
    <style:style style:name="T125" style:family="text">
      <style:text-properties fo:font-weight="normal" officeooo:rsid="0168e042" style:font-weight-asian="normal" style:font-weight-complex="normal"/>
    </style:style>
    <style:style style:name="T126" style:family="text">
      <style:text-properties fo:font-weight="normal" officeooo:rsid="016a016c" style:font-weight-asian="normal" style:font-weight-complex="normal"/>
    </style:style>
    <style:style style:name="T127" style:family="text">
      <style:text-properties fo:font-weight="normal" officeooo:rsid="016e6698" style:font-weight-asian="normal" style:font-weight-complex="normal"/>
    </style:style>
    <style:style style:name="T128" style:family="text">
      <style:text-properties fo:font-weight="normal" officeooo:rsid="016fa57d" style:font-weight-asian="normal" style:font-weight-complex="normal"/>
    </style:style>
    <style:style style:name="T129" style:family="text">
      <style:text-properties fo:font-weight="normal" officeooo:rsid="0173b0c9" style:font-weight-asian="normal" style:font-weight-complex="normal"/>
    </style:style>
    <style:style style:name="T130" style:family="text">
      <style:text-properties fo:font-weight="normal" officeooo:rsid="0174791a" style:font-weight-asian="normal" style:font-weight-complex="normal"/>
    </style:style>
    <style:style style:name="T131" style:family="text">
      <style:text-properties fo:font-weight="normal" officeooo:rsid="01755ece" style:font-weight-asian="normal" style:font-weight-complex="normal"/>
    </style:style>
    <style:style style:name="T132" style:family="text">
      <style:text-properties fo:font-weight="normal" officeooo:rsid="0177978f" style:font-weight-asian="normal" style:font-weight-complex="normal"/>
    </style:style>
    <style:style style:name="T133" style:family="text">
      <style:text-properties fo:font-weight="normal" officeooo:rsid="017865ea" style:font-weight-asian="normal" style:font-weight-complex="normal"/>
    </style:style>
    <style:style style:name="T134" style:family="text">
      <style:text-properties fo:font-weight="normal" officeooo:rsid="017a3d80" style:font-weight-asian="normal" style:font-weight-complex="normal"/>
    </style:style>
    <style:style style:name="T135" style:family="text">
      <style:text-properties fo:font-weight="normal" officeooo:rsid="017adb23" style:font-weight-asian="normal" style:font-weight-complex="normal"/>
    </style:style>
    <style:style style:name="T136" style:family="text">
      <style:text-properties fo:font-weight="normal" officeooo:rsid="017c6bdd" style:font-weight-asian="normal" style:font-weight-complex="normal"/>
    </style:style>
    <style:style style:name="T137" style:family="text">
      <style:text-properties fo:font-weight="normal" officeooo:rsid="017d39b9" style:font-weight-asian="normal" style:font-weight-complex="normal"/>
    </style:style>
    <style:style style:name="T138" style:family="text">
      <style:text-properties fo:font-weight="normal" officeooo:rsid="017f1254" style:font-weight-asian="normal" style:font-weight-complex="normal"/>
    </style:style>
    <style:style style:name="T139" style:family="text">
      <style:text-properties fo:font-weight="normal" officeooo:rsid="0180b179" style:font-weight-asian="normal" style:font-weight-complex="normal"/>
    </style:style>
    <style:style style:name="T140" style:family="text">
      <style:text-properties fo:font-weight="normal" officeooo:rsid="019dbc38" style:font-weight-asian="normal" style:font-weight-complex="normal"/>
    </style:style>
    <style:style style:name="T141" style:family="text">
      <style:text-properties fo:font-weight="normal" officeooo:rsid="01a115e3" style:font-weight-asian="normal" style:font-weight-complex="normal"/>
    </style:style>
    <style:style style:name="T142" style:family="text">
      <style:text-properties fo:font-weight="normal" officeooo:rsid="01a27e9f" style:font-weight-asian="normal" style:font-weight-complex="normal"/>
    </style:style>
    <style:style style:name="T143" style:family="text">
      <style:text-properties fo:font-weight="normal" officeooo:rsid="01a4a1a7" style:font-weight-asian="normal" style:font-weight-complex="normal"/>
    </style:style>
    <style:style style:name="T144" style:family="text">
      <style:text-properties fo:font-weight="normal" officeooo:rsid="01a7cad0" style:font-weight-asian="normal" style:font-weight-complex="normal"/>
    </style:style>
    <style:style style:name="T145" style:family="text">
      <style:text-properties fo:font-weight="normal" officeooo:rsid="01a84130" style:font-weight-asian="normal" style:font-weight-complex="normal"/>
    </style:style>
    <style:style style:name="T146" style:family="text">
      <style:text-properties fo:font-weight="normal" officeooo:rsid="01a9b13e" style:font-weight-asian="normal" style:font-weight-complex="normal"/>
    </style:style>
    <style:style style:name="T147" style:family="text">
      <style:text-properties fo:font-weight="normal" officeooo:rsid="01aca4cf" style:font-weight-asian="normal" style:font-weight-complex="normal"/>
    </style:style>
    <style:style style:name="T148" style:family="text">
      <style:text-properties fo:font-weight="normal" officeooo:rsid="01b20f00" style:font-weight-asian="normal" style:font-weight-complex="normal"/>
    </style:style>
    <style:style style:name="T149" style:family="text">
      <style:text-properties fo:font-weight="normal" officeooo:rsid="01b38f6a" style:font-weight-asian="normal" style:font-weight-complex="normal"/>
    </style:style>
    <style:style style:name="T150" style:family="text">
      <style:text-properties fo:font-weight="normal" officeooo:rsid="01b40450" style:font-weight-asian="normal" style:font-weight-complex="normal"/>
    </style:style>
    <style:style style:name="T151" style:family="text">
      <style:text-properties fo:font-weight="normal" officeooo:rsid="01b59ddd" style:font-weight-asian="normal" style:font-weight-complex="normal"/>
    </style:style>
    <style:style style:name="T152" style:family="text">
      <style:text-properties fo:font-weight="normal" officeooo:rsid="01b729e0" style:font-weight-asian="normal" style:font-weight-complex="normal"/>
    </style:style>
    <style:style style:name="T153" style:family="text">
      <style:text-properties fo:font-weight="normal" officeooo:rsid="01b80650" style:font-weight-asian="normal" style:font-weight-complex="normal"/>
    </style:style>
    <style:style style:name="T154" style:family="text">
      <style:text-properties fo:font-weight="normal" officeooo:rsid="01b8a914" style:font-weight-asian="normal" style:font-weight-complex="normal"/>
    </style:style>
    <style:style style:name="T155" style:family="text">
      <style:text-properties fo:font-weight="normal" officeooo:rsid="01b99897" style:font-weight-asian="normal" style:font-weight-complex="normal"/>
    </style:style>
    <style:style style:name="T156" style:family="text">
      <style:text-properties fo:font-weight="normal" officeooo:rsid="01be3f17" style:font-weight-asian="normal" style:font-weight-complex="normal"/>
    </style:style>
    <style:style style:name="T157" style:family="text">
      <style:text-properties fo:font-weight="normal" officeooo:rsid="01c020e2" style:font-weight-asian="normal" style:font-weight-complex="normal"/>
    </style:style>
    <style:style style:name="T158" style:family="text">
      <style:text-properties fo:font-weight="normal" officeooo:rsid="01c0973f" style:font-weight-asian="normal" style:font-weight-complex="normal"/>
    </style:style>
    <style:style style:name="T159" style:family="text">
      <style:text-properties fo:font-weight="normal" officeooo:rsid="01c2a85c" style:font-weight-asian="normal" style:font-weight-complex="normal"/>
    </style:style>
    <style:style style:name="T160" style:family="text">
      <style:text-properties fo:font-weight="normal" officeooo:rsid="01c3e50a" style:font-weight-asian="normal" style:font-weight-complex="normal"/>
    </style:style>
    <style:style style:name="T161" style:family="text">
      <style:text-properties fo:font-weight="normal" officeooo:rsid="01c50223" style:font-weight-asian="normal" style:font-weight-complex="normal"/>
    </style:style>
    <style:style style:name="T162" style:family="text">
      <style:text-properties fo:font-weight="normal" officeooo:rsid="01c585b6" style:font-weight-asian="normal" style:font-weight-complex="normal"/>
    </style:style>
    <style:style style:name="T163" style:family="text">
      <style:text-properties fo:font-weight="normal" officeooo:rsid="01c72cef" style:font-weight-asian="normal" style:font-weight-complex="normal"/>
    </style:style>
    <style:style style:name="T164" style:family="text">
      <style:text-properties fo:font-weight="normal" officeooo:rsid="01c8a613" style:font-weight-asian="normal" style:font-weight-complex="normal"/>
    </style:style>
    <style:style style:name="T165" style:family="text">
      <style:text-properties fo:font-weight="normal" officeooo:rsid="01c8cda2" style:font-weight-asian="normal" style:font-weight-complex="normal"/>
    </style:style>
    <style:style style:name="T166" style:family="text">
      <style:text-properties fo:font-weight="normal" officeooo:rsid="01ca3b17" style:font-weight-asian="normal" style:font-weight-complex="normal"/>
    </style:style>
    <style:style style:name="T167" style:family="text">
      <style:text-properties fo:font-weight="normal" officeooo:rsid="01cb4cb5" style:font-weight-asian="normal" style:font-weight-complex="normal"/>
    </style:style>
    <style:style style:name="T168" style:family="text">
      <style:text-properties fo:font-weight="normal" officeooo:rsid="01cc00ca" style:font-weight-asian="normal" style:font-weight-complex="normal"/>
    </style:style>
    <style:style style:name="T169" style:family="text">
      <style:text-properties fo:font-weight="normal" officeooo:rsid="01cc9e83" style:font-weight-asian="normal" style:font-weight-complex="normal"/>
    </style:style>
    <style:style style:name="T170" style:family="text">
      <style:text-properties fo:font-weight="normal" officeooo:rsid="01cd64dc" style:font-weight-asian="normal" style:font-weight-complex="normal"/>
    </style:style>
    <style:style style:name="T171" style:family="text">
      <style:text-properties fo:font-weight="normal" officeooo:rsid="01ce783c" style:font-weight-asian="normal" style:font-weight-complex="normal"/>
    </style:style>
    <style:style style:name="T172" style:family="text">
      <style:text-properties fo:font-weight="normal" officeooo:rsid="01d152c9" style:font-weight-asian="normal" style:font-weight-complex="normal"/>
    </style:style>
    <style:style style:name="T173" style:family="text">
      <style:text-properties fo:font-weight="normal" officeooo:rsid="01d346a8" style:font-weight-asian="normal" style:font-weight-complex="normal"/>
    </style:style>
    <style:style style:name="T174" style:family="text">
      <style:text-properties fo:font-weight="normal" officeooo:rsid="01d48515" style:font-weight-asian="normal" style:font-weight-complex="normal"/>
    </style:style>
    <style:style style:name="T175" style:family="text">
      <style:text-properties fo:font-weight="normal" officeooo:rsid="01d6469f" style:font-weight-asian="normal" style:font-weight-complex="normal"/>
    </style:style>
    <style:style style:name="T176" style:family="text">
      <style:text-properties fo:font-weight="normal" officeooo:rsid="01d7f997" style:font-weight-asian="normal" style:font-weight-complex="normal"/>
    </style:style>
    <style:style style:name="T177" style:family="text">
      <style:text-properties fo:font-weight="normal" officeooo:rsid="01d9893f" style:font-weight-asian="normal" style:font-weight-complex="normal"/>
    </style:style>
    <style:style style:name="T178" style:family="text">
      <style:text-properties fo:font-weight="normal" officeooo:rsid="01d99d71" style:font-weight-asian="normal" style:font-weight-complex="normal"/>
    </style:style>
    <style:style style:name="T179" style:family="text">
      <style:text-properties fo:font-weight="normal" officeooo:rsid="01db2bde" style:font-weight-asian="normal" style:font-weight-complex="normal"/>
    </style:style>
    <style:style style:name="T180" style:family="text">
      <style:text-properties fo:font-weight="normal" officeooo:rsid="01db7eb9" style:font-weight-asian="normal" style:font-weight-complex="normal"/>
    </style:style>
    <style:style style:name="T181" style:family="text">
      <style:text-properties fo:font-weight="normal" officeooo:rsid="01dba3a1" style:font-weight-asian="normal" style:font-weight-complex="normal"/>
    </style:style>
    <style:style style:name="T182" style:family="text">
      <style:text-properties fo:font-weight="normal" officeooo:rsid="01dcb15f" style:font-weight-asian="normal" style:font-weight-complex="normal"/>
    </style:style>
    <style:style style:name="T183" style:family="text">
      <style:text-properties fo:font-weight="normal" officeooo:rsid="01ded0e0" style:font-weight-asian="normal" style:font-weight-complex="normal"/>
    </style:style>
    <style:style style:name="T184" style:family="text">
      <style:text-properties fo:font-weight="normal" officeooo:rsid="01dfcae6" style:font-weight-asian="normal" style:font-weight-complex="normal"/>
    </style:style>
    <style:style style:name="T185" style:family="text">
      <style:text-properties fo:font-weight="normal" officeooo:rsid="01e1d2ed" style:font-weight-asian="normal" style:font-weight-complex="normal"/>
    </style:style>
    <style:style style:name="T186" style:family="text">
      <style:text-properties fo:font-weight="normal" officeooo:rsid="01e314cf" style:font-weight-asian="normal" style:font-weight-complex="normal"/>
    </style:style>
    <style:style style:name="T187" style:family="text">
      <style:text-properties fo:font-weight="normal" officeooo:rsid="01e3e0ae" style:font-weight-asian="normal" style:font-weight-complex="normal"/>
    </style:style>
    <style:style style:name="T188" style:family="text">
      <style:text-properties fo:font-weight="normal" officeooo:rsid="01e46101" style:font-weight-asian="normal" style:font-weight-complex="normal"/>
    </style:style>
    <style:style style:name="T189" style:family="text">
      <style:text-properties fo:font-weight="normal" officeooo:rsid="01e48d0a" style:font-weight-asian="normal" style:font-weight-complex="normal"/>
    </style:style>
    <style:style style:name="T190" style:family="text">
      <style:text-properties fo:font-weight="normal" officeooo:rsid="01e4f1c1" style:font-weight-asian="normal" style:font-weight-complex="normal"/>
    </style:style>
    <style:style style:name="T191" style:family="text">
      <style:text-properties fo:font-weight="normal" officeooo:rsid="01e679aa" style:font-weight-asian="normal" style:font-weight-complex="normal"/>
    </style:style>
    <style:style style:name="T192" style:family="text">
      <style:text-properties fo:font-weight="normal" officeooo:rsid="01e7a869" style:font-weight-asian="normal" style:font-weight-complex="normal"/>
    </style:style>
    <style:style style:name="T193" style:family="text">
      <style:text-properties fo:font-weight="normal" officeooo:rsid="01e84399" style:font-weight-asian="normal" style:font-weight-complex="normal"/>
    </style:style>
    <style:style style:name="T194" style:family="text">
      <style:text-properties fo:font-weight="normal" officeooo:rsid="01e85fe8" style:font-weight-asian="normal" style:font-weight-complex="normal"/>
    </style:style>
    <style:style style:name="T195" style:family="text">
      <style:text-properties fo:font-weight="normal" officeooo:rsid="01e97e7e" style:font-weight-asian="normal" style:font-weight-complex="normal"/>
    </style:style>
    <style:style style:name="T196" style:family="text">
      <style:text-properties fo:font-weight="normal" officeooo:rsid="01e989fd" style:font-weight-asian="normal" style:font-weight-complex="normal"/>
    </style:style>
    <style:style style:name="T197" style:family="text">
      <style:text-properties fo:font-weight="normal" officeooo:rsid="01eadde1" style:font-weight-asian="normal" style:font-weight-complex="normal"/>
    </style:style>
    <style:style style:name="T198" style:family="text">
      <style:text-properties fo:font-weight="normal" officeooo:rsid="01ebe8ad" style:font-weight-asian="normal" style:font-weight-complex="normal"/>
    </style:style>
    <style:style style:name="T199" style:family="text">
      <style:text-properties fo:font-weight="normal" officeooo:rsid="01ecc8bb" style:font-weight-asian="normal" style:font-weight-complex="normal"/>
    </style:style>
    <style:style style:name="T200" style:family="text">
      <style:text-properties fo:font-weight="normal" officeooo:rsid="01edcc0d" style:font-weight-asian="normal" style:font-weight-complex="normal"/>
    </style:style>
    <style:style style:name="T201" style:family="text">
      <style:text-properties fo:font-weight="normal" officeooo:rsid="01f0195f" style:font-weight-asian="normal" style:font-weight-complex="normal"/>
    </style:style>
    <style:style style:name="T202" style:family="text">
      <style:text-properties fo:font-weight="normal" officeooo:rsid="01f072a4" style:font-weight-asian="normal" style:font-weight-complex="normal"/>
    </style:style>
    <style:style style:name="T203" style:family="text">
      <style:text-properties fo:font-weight="normal" officeooo:rsid="01f1b7d9" style:font-weight-asian="normal" style:font-weight-complex="normal"/>
    </style:style>
    <style:style style:name="T204" style:family="text">
      <style:text-properties fo:font-weight="normal" officeooo:rsid="01f3753c" style:font-weight-asian="normal" style:font-weight-complex="normal"/>
    </style:style>
    <style:style style:name="T205" style:family="text">
      <style:text-properties fo:font-weight="normal" officeooo:rsid="01f43c9a" style:font-weight-asian="normal" style:font-weight-complex="normal"/>
    </style:style>
    <style:style style:name="T206" style:family="text">
      <style:text-properties fo:font-weight="normal" officeooo:rsid="01f61f44" style:font-weight-asian="normal" style:font-weight-complex="normal"/>
    </style:style>
    <style:style style:name="T207" style:family="text">
      <style:text-properties fo:font-weight="normal" officeooo:rsid="01f9175f" style:font-weight-asian="normal" style:font-weight-complex="normal"/>
    </style:style>
    <style:style style:name="T208" style:family="text">
      <style:text-properties fo:font-weight="normal" officeooo:rsid="01f9480b" style:font-weight-asian="normal" style:font-weight-complex="normal"/>
    </style:style>
    <style:style style:name="T209" style:family="text">
      <style:text-properties fo:font-weight="normal" officeooo:rsid="01f9ad4f" style:font-weight-asian="normal" style:font-weight-complex="normal"/>
    </style:style>
    <style:style style:name="T210" style:family="text">
      <style:text-properties fo:font-weight="normal" officeooo:rsid="01fb1d63" style:font-weight-asian="normal" style:font-weight-complex="normal"/>
    </style:style>
    <style:style style:name="T211" style:family="text">
      <style:text-properties fo:font-weight="normal" officeooo:rsid="01fdb19e" style:font-weight-asian="normal" style:font-weight-complex="normal"/>
    </style:style>
    <style:style style:name="T212" style:family="text">
      <style:text-properties fo:font-weight="normal" officeooo:rsid="01ff1ee7" style:font-weight-asian="normal" style:font-weight-complex="normal"/>
    </style:style>
    <style:style style:name="T213" style:family="text">
      <style:text-properties fo:font-weight="normal" officeooo:rsid="02001908" style:font-weight-asian="normal" style:font-weight-complex="normal"/>
    </style:style>
    <style:style style:name="T214" style:family="text">
      <style:text-properties fo:font-weight="normal" officeooo:rsid="0200b903" style:font-weight-asian="normal" style:font-weight-complex="normal"/>
    </style:style>
    <style:style style:name="T215" style:family="text">
      <style:text-properties fo:font-weight="normal" officeooo:rsid="02029848" style:font-weight-asian="normal" style:font-weight-complex="normal"/>
    </style:style>
    <style:style style:name="T216" style:family="text">
      <style:text-properties fo:font-weight="normal" officeooo:rsid="0204d02e" style:font-weight-asian="normal" style:font-weight-complex="normal"/>
    </style:style>
    <style:style style:name="T217" style:family="text">
      <style:text-properties fo:font-weight="normal" officeooo:rsid="020714ee" style:font-weight-asian="normal" style:font-weight-complex="normal"/>
    </style:style>
    <style:style style:name="T218" style:family="text">
      <style:text-properties fo:font-weight="normal" officeooo:rsid="020a15ac" style:font-weight-asian="normal" style:font-weight-complex="normal"/>
    </style:style>
    <style:style style:name="T219" style:family="text">
      <style:text-properties fo:font-weight="normal" officeooo:rsid="020ae0e8" style:font-weight-asian="normal" style:font-weight-complex="normal"/>
    </style:style>
    <style:style style:name="T220" style:family="text">
      <style:text-properties fo:font-weight="normal" officeooo:rsid="020aea85" style:font-weight-asian="normal" style:font-weight-complex="normal"/>
    </style:style>
    <style:style style:name="T221" style:family="text">
      <style:text-properties fo:font-weight="normal" officeooo:rsid="020bbaa3" style:font-weight-asian="normal" style:font-weight-complex="normal"/>
    </style:style>
    <style:style style:name="T222" style:family="text">
      <style:text-properties fo:font-weight="normal" officeooo:rsid="020d7a95" style:font-weight-asian="normal" style:font-weight-complex="normal"/>
    </style:style>
    <style:style style:name="T223" style:family="text">
      <style:text-properties fo:font-weight="normal" officeooo:rsid="021379ac" style:font-weight-asian="normal" style:font-weight-complex="normal"/>
    </style:style>
    <style:style style:name="T224" style:family="text">
      <style:text-properties fo:font-weight="normal" officeooo:rsid="022d3d39" style:font-weight-asian="normal" style:font-weight-complex="normal"/>
    </style:style>
    <style:style style:name="T225" style:family="text">
      <style:text-properties fo:font-weight="normal" officeooo:rsid="022ecb03" style:font-weight-asian="normal" style:font-weight-complex="normal"/>
    </style:style>
    <style:style style:name="T226" style:family="text">
      <style:text-properties fo:font-weight="normal" officeooo:rsid="022fed40" style:font-weight-asian="normal" style:font-weight-complex="normal"/>
    </style:style>
    <style:style style:name="T227" style:family="text">
      <style:text-properties fo:font-weight="normal" officeooo:rsid="02302a49" style:font-weight-asian="normal" style:font-weight-complex="normal"/>
    </style:style>
    <style:style style:name="T228" style:family="text">
      <style:text-properties officeooo:rsid="0147b0a7"/>
    </style:style>
    <style:style style:name="T229" style:family="text">
      <style:text-properties officeooo:rsid="0148ef8e"/>
    </style:style>
    <style:style style:name="T230" style:family="text">
      <style:text-properties fo:font-size="11pt" style:font-size-asian="11pt" style:font-size-complex="11pt"/>
    </style:style>
    <style:style style:name="T231" style:family="text">
      <style:text-properties officeooo:rsid="014beb8e"/>
    </style:style>
    <style:style style:name="T232" style:family="text">
      <style:text-properties officeooo:rsid="014c1a49"/>
    </style:style>
    <style:style style:name="T233" style:family="text">
      <style:text-properties officeooo:rsid="014caf54"/>
    </style:style>
    <style:style style:name="T234" style:family="text">
      <style:text-properties style:text-position="super 58%"/>
    </style:style>
    <style:style style:name="T235" style:family="text">
      <style:text-properties officeooo:rsid="0171cc7a"/>
    </style:style>
    <style:style style:name="T236" style:family="text">
      <style:text-properties officeooo:rsid="0172227f"/>
    </style:style>
    <style:style style:name="T237" style:family="text">
      <style:text-properties officeooo:rsid="0181618f"/>
    </style:style>
    <style:style style:name="T238" style:family="text">
      <style:text-properties officeooo:rsid="018f533d"/>
    </style:style>
    <style:style style:name="T239" style:family="text">
      <style:text-properties officeooo:rsid="018efaa8"/>
    </style:style>
    <style:style style:name="T240" style:family="text">
      <style:text-properties officeooo:rsid="0190b531"/>
    </style:style>
    <style:style style:name="T241" style:family="text">
      <style:text-properties officeooo:rsid="0191d57c"/>
    </style:style>
    <style:style style:name="T242" style:family="text">
      <style:text-properties officeooo:rsid="0192f183"/>
    </style:style>
    <style:style style:name="T243" style:family="text">
      <style:text-properties officeooo:rsid="01947264"/>
    </style:style>
    <style:style style:name="T244" style:family="text">
      <style:text-properties officeooo:rsid="0196cf28"/>
    </style:style>
    <style:style style:name="T24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4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47" style:family="text">
      <style:text-properties officeooo:rsid="0196f739"/>
    </style:style>
    <style:style style:name="T248" style:family="text">
      <style:text-properties officeooo:rsid="0197b448"/>
    </style:style>
    <style:style style:name="T249" style:family="text">
      <style:text-properties officeooo:rsid="01984360"/>
    </style:style>
    <style:style style:name="T250" style:family="text">
      <style:text-properties officeooo:rsid="0199a26c"/>
    </style:style>
    <style:style style:name="T251" style:family="text">
      <style:text-properties officeooo:rsid="01a115e3"/>
    </style:style>
    <style:style style:name="T252" style:family="text">
      <style:text-properties officeooo:rsid="01a2e96c"/>
    </style:style>
    <style:style style:name="T253" style:family="text">
      <style:text-properties officeooo:rsid="01cfad6a"/>
    </style:style>
    <style:style style:name="T254" style:family="text">
      <style:text-properties officeooo:rsid="01dba3a1"/>
    </style:style>
    <style:style style:name="T255" style:family="text">
      <style:text-properties officeooo:rsid="01e36506"/>
    </style:style>
    <style:style style:name="T256" style:family="text">
      <style:text-properties officeooo:rsid="01e48d0a"/>
    </style:style>
    <style:style style:name="T257" style:family="text">
      <style:text-properties officeooo:rsid="020714ee"/>
    </style:style>
    <style:style style:name="T258" style:family="text">
      <style:text-properties officeooo:rsid="022d3d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4">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5">One of my goals going forward will be to simplify its formatting, which could hopefully make things easier if I need to change it again.</text:span></text:p>
      <text:p text:style-name="P53"><text:s text:c="3"/>I <text:span text:style-name="T11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4">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4">and getting rejected </text:span>again, but perhaps more tragically, imagined her warning me that she had a date coming to her performance tonight <text:span text:style-name="T114">(and visualized an attempted subsequent witholding of my love for her</text:span>.<text:span text:style-name="T114">)</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3">I closed my project from eleven years ago, acknowledged the dust cloud around me and wrote in my journal until 11:1</text:span><text:span text:style-name="T116">8</text:span><text:span text:style-name="T113">. . .I grabbed a banana + a third coffee and drove to Hannah's house, where she </text:span><text:soft-page-break/><text:span text:style-name="T113">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7">one of the</text:span> Moves shirt<text:span text:style-name="T117">s</text:span>, put on my hat and <text:span text:style-name="T117">stuck</text:span> a stem behind my upper lip. I went to the fridge and grabbed <text:span text:style-name="T229">a handful</text:span> of grapes <text:span text:style-name="T117">+</text:span> a plum, left the house and ate everything while walking <text:span text:style-name="T117">Brevard Rd</text:span>.</text:p>
      <text:p text:style-name="P54"><text:s text:c="3"/>I went to a guitar shop, a book store, had a pee at Community and returned someone's Nalgene. I walked down the hill, meditating on “<text:span text:style-name="T230">I</text:span>…” turned right at Hilliard, felt conflicted over which of my two usual ways to go and noticed a tennis tournament <text:span text:style-name="T229">up on the hill</text:span>.</text:p>
      <text:p text:style-name="P54"><text:s text:c="3"/>I sat in the stands <text:span text:style-name="T117">for a while, then</text:span> under two trees in the park. <text:span text:style-name="T117">I</text:span> kept walking, climbed a tree and went to FBFC, where they were playing Cripple Creek. I bought a plum <text:span text:style-name="T117">for 87 cents</text:span>, walked up <text:span text:style-name="T229">Biltmore</text:span>, checked out the beginnings of a market <text:span text:style-name="T229">near Vance Monument </text:span>and turned toward Pritchard.</text:p>
      <text:p text:style-name="P54"><text:s text:c="3"/>I knew I would need to eat soon and decided I would sit and think about the option with the <text:span text:style-name="T117">absolute </text:span>least possible fuss. When I got to the park, I saw a sign that said, FREE VEGAN INDIAN FOOD, and I thought, “I did it!” With John's <text:span text:style-name="T117">hyper-eager</text:span> encouragement, I had two bowls of rice with dal, cilantro and extra spice.</text:p>
      <text:p text:style-name="P54"><text:s text:c="3"/>John <text:span text:style-name="T229">excitedly </text:span>asked me about my life while I ate and then brought over <text:span text:style-name="T11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7">day and </text:span>life.</text:p>
      <text:p text:style-name="P54"><text:soft-page-break/><text:s text:c="3"/>I took my mug inside, checked out the drum circle, sat on a bench and wrote in my phone journal until 6:38. . .I walked around the corner to the church. Jane was standing <text:span text:style-name="T117">under</text:span> the front columns saying, “This is Ross! He's on the list!”</text:p>
      <text:p text:style-name="P54"><text:s text:c="3"/>She escorted me to the green room, where I had two peanut butter cups and an enthusiastic hug from Hannah, <text:span text:style-name="T228">who was wearing</text:span> a beautiful flowing green dress. At five til, I took a seat and then <text:span text:style-name="T228">relocated</text:span> two more times, moving closer to the <text:span text:style-name="T229">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29">ing</text:span> a couple times as expected but <text:span text:style-name="T229">always</text:span> returning. I wanted so bad to put a hand out for her, but also didn’t want <text:span text:style-name="T228">that first moment</text:span> to be in a church, <text:span text:style-name="T228">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31">dark</text:span> it was. I wanted to sleep all day, but couldn’t get started until the sun came up. </text:p>
      <text:p text:style-name="P59"/>
      <text:p text:style-name="P63">VII.XIII</text:p>
      <text:p text:style-name="P60"/>
      <text:p text:style-name="P64"><text:span text:style-name="T11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19">3</text:span><text:span text:style-name="T118">4.</text:span></text:p>
      <text:p text:style-name="P60"/>
      <text:p text:style-name="P64"><text:span text:style-name="T118">I’m going to say the craziest thing: I think I am excited to be heartbroken. My mushroom meditation walk had been a beautiful experiment in postponing those feelings as long as I could, as I couldn’t have possibly watched Hannah’s performance </text:span><text:span text:style-name="T119">with</text:span><text:span text:style-name="T118"> that mindset, but I did feel it coming. It wasn’t until saying goodbye at her house that I knew it was upon me.</text:span></text:p>
      <text:p text:style-name="P64"><text:span text:style-name="T118"><text:s text:c="3"/>It even seemed like when I said, “Hit me up if you want to go for a walk in the next couple days,” that she——</text:span><text:span text:style-name="T119">as she was standing in her doorway——</text:span><text:span text:style-name="T118">gave me a funny look. </text:span><text:span text:style-name="T119">M</text:span><text:span text:style-name="T118">aybe it’s not totally heartbreak, but a feeling that I need to let her make the next move </text:span><text:span text:style-name="T119">(</text:span><text:span text:style-name="T118">like not even texting or sending reels.</text:span><text:span text:style-name="T119">)</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2">I took a poop, laid in bed and immediately texted Hannah, “You sounded </text:span><text:soft-page-break/><text:span text:style-name="T232">beautiful last night and I feel a little rude because you asked me what I was up to this week and I didn't ask you,” and then, “</text:span>Also I like your green dress. . .” <text:span text:style-name="T233">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3"/>
      <text:p text:style-name="P183">I woke at 7:30 feeling lazy and content, realized I hadn’t played a gig in 19 days and felt great about it. I struggled with Wordle (VIDEO in five,) rolled across the bed, walked to the kitchen, opened a banana, sat at my computer and wrote in my journal at 8:30.</text:p>
      <text:p text:style-name="P221"><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84"/>
      <text:p text:style-name="P222"><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3"><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3"><text:span text:style-name="T81"><text:s text:c="3"/>I wrote in my journal at 11:45. . .</text:span><text:span text:style-name="T82">I transcribed one of the most traumatizing times of my life, laid in bed, scrolled on my phone, ate a few grapes and wrote in my journal at 12:30.</text:span></text:p>
      <text:p text:style-name="P185"/>
      <text:p text:style-name="P186"><text:soft-page-break/>. . .</text:p>
      <text:p text:style-name="P186"/>
      <text:p text:style-name="P224"><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24"><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7"/>
      <text:p text:style-name="P188">/ / /</text:p>
      <text:p text:style-name="P224"><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24"><text:span text:style-name="T77"><text:s text:c="3"/></text:span><text:span text:style-name="T83">Hannah said, “Cute little toe beans!”</text:span></text:p>
      <text:p text:style-name="P189"/>
      <text:p text:style-name="P190">. . .</text:p>
      <text:p text:style-name="P190"/>
      <text:p text:style-name="P225"><text:span text:style-name="T83">I </text:span><text:span text:style-name="T77">got blazed and was typing up a storm when Hannah texted me, “Just went to guitar Center and guess who I met!”</text:span></text:p>
      <text:p text:style-name="P191"><text:s text:c="3"/>I said, “Charming Wyndham!”</text:p>
      <text:p text:style-name="P191"><text:s text:c="3"/>“Sort of charming,” she said. “Did I miss something? I mean, he was nice and everything!”</text:p>
      <text:p text:style-name="P225"><text:span text:style-name="T77"><text:s text:c="3"/></text:span><text:span text:style-name="T84">I started to realize I was high and didn’t want to come across as mean. I said, “</text:span><text:span text:style-name="T77">Haha I'm just trying to be cute. What'd you get from GC?”</text:span></text:p>
      <text:p text:style-name="P191"/>
      <text:p text:style-name="P226"><text:span text:style-name="T77">“</text:span><text:span text:style-name="T55">Some cables that have a lifetime </text:span></text:p>
      <text:p text:style-name="P261">guarantee. We shall see if this </text:p>
      <text:p text:style-name="P261">helps with my guitar being crackly.</text:p>
      <text:p text:style-name="P261"/>
      <text:p text:style-name="P261"><text:soft-page-break/>I think it might also be that my </text:p>
      <text:p text:style-name="P261">guitar needs some attention</text:p>
      <text:p text:style-name="P261"/>
      <text:p text:style-name="P264">A wise friend once told me not to save all the routine maintenance for the end</text:p>
      <text:p text:style-name="P264"/>
      <text:p text:style-name="P273"><text:span text:style-name="T118">I'm glad y'all figured out that you knew each other and be</text:span><text:span text:style-name="T120">t</text:span><text:span text:style-name="T118"> that was fun</text:span></text:p>
      <text:p text:style-name="P262"/>
      <text:p text:style-name="P261">It was definitely better than </text:p>
      <text:p text:style-name="P261">being hassled by the guitar </text:p>
      <text:p text:style-name="P261">Center people. A friendly </text:p>
      <text:p text:style-name="P261">face is nice.</text:p>
      <text:p text:style-name="P265">Oh and I was just reading about the day I met him in my journal</text:p>
      <text:p text:style-name="P263">Did something happen </text:p>
      <text:p text:style-name="P263">when you met him?</text:p>
      <text:p text:style-name="P264">All I wrote was, "I had the best time playing on the bus w/ Wyndham."</text:p>
      <text:p text:style-name="P262">Awwww!!!</text:p>
      <text:p text:style-name="P262">A meet cute!</text:p>
      <text:p text:style-name="P266">see i tell ya he's a charmer</text:p>
      <text:p text:style-name="P262"/>
      <text:p text:style-name="P262">I still don't know why but that's cool!</text:p>
      <text:p text:style-name="P262"/>
      <text:p text:style-name="P264">Oh I just like him. He's fun to play music with especially. Whatcha gonna do now?”</text:p>
      <text:p text:style-name="P264"/>
      <text:p text:style-name="P98"><text:span text:style-name="T118">After a couple minutes of no response, I turned of</text:span><text:span text:style-name="T122">f my desk light and put my head in my knees. I was disappointed with my textual per</text:span><text:span text:style-name="T123">f</text:span><text:span text:style-name="T122">ormance and for having smoked weed in general. I laid in bed, </text:span><text:span text:style-name="T123">read some of my most re</text:span><text:span text:style-name="T124">cent journal and kept closing it bec</text:span><text:span text:style-name="T123">ause I felt so cringe. I</text:span><text:span text:style-name="T118"> looked at my phone, </text:span><text:span text:style-name="T123">ate</text:span><text:span text:style-name="T118"> a popsicle and wr</text:span><text:span text:style-name="T123">ote</text:span><text:span text:style-name="T118"> in my journal </text:span><text:span text:style-name="T121">until 8:25 when </text:span><text:span text:style-name="T123">Hannah</text:span><text:span text:style-name="T121"> wrote back, an hour-and-a-half later, saying, “</text:span><text:span text:style-name="T118">That's cool! I'm just resting a lot, I had work today”</text:span></text:p>
      <text:p text:style-name="P192"/>
      <text:p text:style-name="P98"><text:soft-page-break/><text:span text:style-name="T118">While my head </text:span><text:span text:style-name="T122">was </text:span><text:span text:style-name="T11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8"><text:s text:c="3"/>I feel like a mess but I also know I’m trying. </text:span><text:span text:style-name="T122">That exchange probably didn’t go as poorly as I think it did, but I would be more——</text:span><text:span text:style-name="T123">T</text:span><text:span text:style-name="T122">he world would be a better place if I just kept things plain and honest and kind. . .</text:span><text:span text:style-name="T124">I laid in bed, sent Hannah a reel, ate a popsicle and texted saying, "Good! I'm typing and eating like popsicles,” and then, “Not at exactly the same time”</text:span></text:p>
      <text:p text:style-name="P81"><text:span text:style-name="T124"><text:s text:c="3"/>She reacted to my post </text:span><text:span text:style-name="T125">and texted a half-hour later saying, “</text:span><text:span text:style-name="T124">Haha, sounds nice anyhow!”</text:span></text:p>
      <text:p text:style-name="P81"><text:span text:style-name="T124"><text:s text:c="3"/></text:span><text:span text:style-name="T125">I tried to go easy on myself, turned on my lamp and wrote in my journal at 9:54. . .</text:span><text:span text:style-name="T126">I got serious about transcribing and finished my 2021/2022 journal, then wrote in my 2024 journal at 11:13.</text:span></text:p>
      <text:p text:style-name="P290"/>
      <text:p text:style-name="P227">VII.XV</text:p>
      <text:p text:style-name="P291"/>
      <text:p text:style-name="P291">I slept in the far corner of my bed again and had had a Stephen King movie dream about an Ingles that was stealing things (including my car and drums) and running a secret manufacturing industry with the goods.</text:p>
      <text:p text:style-name="P29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2">/ / /</text:p>
      <text:p text:style-name="P293">. . .</text:p>
      <text:p text:style-name="P294"/>
      <text:p text:style-name="P295">I printed three pages of journals, put on my shoes &amp; hat, grabbed my bag, which already had my cup, then put my phone, wallet and journal inside. There was a pen in there already, too.</text:p>
      <text:p text:style-name="P295"><text:s text:c="3"/>I walked up to Kota Kai, ordered a drip Sumatra and read three days’ worth of entries, then started to write until 12:46. Gary Reckard sent me a DM saying, “hey, how ‘into’ a canoe/camping trip would you ‘be’?”</text:p>
      <text:p text:style-name="P228"><text:span text:style-name="T118">“</text:span><text:span text:style-name="T55">Pretty into I think!</text:span></text:p>
      <text:p text:style-name="P267">was thinking of trying to do </text:p>
      <text:p text:style-name="P267">soemthing like that, like Aug </text:p>
      <text:p text:style-name="P267">17-19, maybe Fontana, canoe </text:p>
      <text:p text:style-name="P267">out to an island camping spot</text:p>
      <text:p text:style-name="P267"/>
      <text:p text:style-name="P268">I happen to currently </text:p>
      <text:p text:style-name="P228"><text:span text:style-name="T55">have those days free!</text:span><text:span text:style-name="T118">”</text:span></text:p>
      <text:p text:style-name="P296"/>
      <text:p text:style-name="P229"><text:span text:style-name="T118">I have been meaning to say I woke up with the most powerful feeling of not worrying about anything. It could have been the reel, the </text:span><text:span text:style-name="T128">previous night of </text:span><text:span text:style-name="T118">beating myself up, the weird dream or the fact that it’s the first time I haven’t had an appointment in five days.</text:span></text:p>
      <text:p text:style-name="P295"><text:s text:c="3"/>To sum things up, it is a dreary day and I am unbothered. . .I walked to Orbit and bought a tape for cats + a Cameron Diaz movie. They had The Shining as well, which I was excited about, especially after my dream, but not for ten bucks.</text:p>
      <text:p text:style-name="P229"><text:span text:style-name="T118"><text:s text:c="3"/>I left, reminding myself of how unbothered I was and then immediately saw the parked Space Bug. I looked over to Odd’s; Hannah was waving at me, </text:span><text:span text:style-name="T128">so</text:span><text:span text:style-name="T118"> I went inside and said, “Check this out.” She was sitting next to Sandra Bodson, who was way too excited to see me and talking more than I could talk to Hannah. </text:span><text:span text:style-name="T128">They were both very excited about my tape for cats.</text:span></text:p>
      <text:p text:style-name="P29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95"><text:s text:c="3"/>She pointed at my coffee cup and I said I had been catching up on journal entries at Kota Kai, then told her about how I had just finished transcribing 2022. she was impressed and said, “Was that a hard year?”</text:p>
      <text:p text:style-name="P295"><text:s text:c="3"/>I didn’t want to bother her, so I said I was going to continue on, but warned her I might get a coffee on my way back. I sat in front of the library and wrote in my journal until 1:21.</text:p>
      <text:p text:style-name="P295"/>
      <text:p text:style-name="P297">. . .</text:p>
      <text:p text:style-name="P295"/>
      <text:p text:style-name="P298">I stopped in the shade at Izzy’s, checked my phone and saw that Melissa was good with an earlier Pony practice, so I updated my calendar and kept walking.</text:p>
      <text:p text:style-name="P230"><text:span text:style-name="T118"><text:s text:c="3"/>I realized at the next shady spot that that was not why I had checked my phone, so I looked at it again, going to Jackson Grimm’s Instagram page to see if there was a concert in Pritchard Park </text:span><text:span text:style-name="T128">later</text:span><text:span text:style-name="T118">——no post about it.</text:span></text:p>
      <text:p text:style-name="P298"><text:s text:c="3"/>I walked to Aldi, bought grapes, bananas and two cans of peas for $5.77, then walked slowly back toward Odd’s. Hannah &amp; Sandra were still at their table by the window, so I went inside to find them gesturing at me, saying, “Like this guy.”</text:p>
      <text:p text:style-name="P298"><text:s text:c="3"/>Sandra said, “I would never!”</text:p>
      <text:p text:style-name="P298"><text:s text:c="3"/>“What about me?”</text:p>
      <text:p text:style-name="P230"><text:span text:style-name="T118"><text:s text:c="3"/>Hannah said I would be good for practicing her taekwondo o</text:span><text:span text:style-name="T128">n.</text:span><text:span text:style-name="T118"> I agreed, </text:span><text:span text:style-name="T128">then</text:span><text:span text:style-name="T127"> ordered a latte, asked if I could join them, sat and wrote in my journal until 2:17.</text:span></text:p>
      <text:p text:style-name="P299"/>
      <text:p text:style-name="P30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1"><text:span text:style-name="T118"><text:s text:c="3"/>Hannah said </text:span><text:span text:style-name="T128">cutely</text:span><text:span text:style-name="T118">, “Whatcha doin’?”</text:span></text:p>
      <text:p text:style-name="P300"><text:s text:c="3"/>“Getting a little more espresso!”</text:p>
      <text:p text:style-name="P30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1"><text:span text:style-name="T118"><text:s text:c="3"/>I walked out the rear garage door, down the steps, across Sand Hill, through the Wells Fargo parking lot, down </text:span><text:span text:style-name="T128">V</text:span><text:span text:style-name="T118">ermont, across Vance Crescent, down Brevard, up my porch and into my house. Erica was listening to piano music in the basement. I kicked off my shoes, put away my groceries, hung up my bag and hat, sat at my computer and wrote in my journal until 3:</text:span><text:span text:style-name="T128">52</text:span><text:span text:style-name="T118">.</text:span></text:p>
      <text:p text:style-name="P300"/>
      <text:p text:style-name="P302"/>
      <text:p text:style-name="P302">/ / /</text:p>
      <text:p text:style-name="P301"/>
      <text:p text:style-name="P302">. . .</text:p>
      <text:p text:style-name="P300"/>
      <text:p text:style-name="P303">I experimented with booting my Mint OS from my Chromebook, which would have been more complicated than expected. Fwuit got a text from Melissa asking if we could take their Purple Onion gig on the 27<text:span text:style-name="T234">th</text:span>, and I reminded her we had a LaZoom gig that day. She said she would reach out to Hannah, and I warned her that Hannah was already stressed about having three gigs that week.</text:p>
      <text:p text:style-name="P303"><text:s text:c="3"/>I texted Hannah, warning her of the incoming text and my lack of availability. She said, “I can't! Too much”</text:p>
      <text:p text:style-name="P30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3"><text:s text:c="3"/>I did one or two entries from that and wrote in my journal at 5:28. . .<text:span text:style-name="T235">I struggled to convert my bed back into a futon, put on the cat sitting video, immediately realized it was not at all for humans and wrote in my journal at 6:04. . .</text:span><text:span text:style-name="T236">I took a bath, shaved, started Very Bad Things and eventually decided it was too stressful, so I switched off the TV and meditated for a minute until deciding to write in my journal at 9:20.</text:span></text:p>
      <text:p text:style-name="P303"/>
      <text:p text:style-name="P232"/>
      <text:p text:style-name="P232"/>
      <text:p text:style-name="P232"/>
      <text:p text:style-name="P232"/>
      <text:p text:style-name="P232"/>
      <text:p text:style-name="P233">V.XVI</text:p>
      <text:p text:style-name="P304"/>
      <text:p text:style-name="P304">I woke at nine to the sound of the garbage truck, played Wordle (DECOY in four,) scrolled on my phone, took a swig of Coke from the fridge and wrote in my journal at 9:43.</text:p>
      <text:p text:style-name="P304"/>
      <text:p text:style-name="P30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34"><text:span text:style-name="T118"><text:s text:c="3"/>Now that I’m awake, I still feel like isolating myself. I don’t yet want coffee and I’m not sure what to do with my day. Until 530. I will let it unfold patiently and compassionately. . .</text:span><text:span text:style-name="T129">I went back to the futon until journal, 10:34. . .</text:span><text:span text:style-name="T130">I wallowed, made a tiny coffee, wallowed, packed for Scott’s and cleaned off the living room table.</text:span></text:p>
      <text:p text:style-name="P234"><text:span text:style-name="T13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1">I took a fake nap, brushed my teeth and wrote in my journal at 2:09. . .</text:span><text:span text:style-name="T132">I scrolled, brushed my teeth, packed my messenger bag, made a naan sandwich, did the dishes and wrote in my journal until 2:5</text:span><text:span text:style-name="T134">4</text:span><text:span text:style-name="T132">.</text:span></text:p>
      <text:p text:style-name="P306"/>
      <text:p text:style-name="P235"><text:span text:style-name="T131">H</text:span><text:span text:style-name="T118">ere’s me trying to make sense of things since Hannah got home from tour:</text:span></text:p>
      <text:p text:style-name="P307"><text:s text:c="3"/>Tuesday, we talked about going for a walk. It turned into eating pizza at the LaZoom photo shoot, going on the fake tour, taking a walk, going to Harris Teeter, dropping me off at my house so I could return her book.</text:p>
      <text:p text:style-name="P307"><text:s text:c="3"/>We sent lots of reels on Wednesday and went on separate hikes.</text:p>
      <text:p text:style-name="P307"><text:s text:c="3"/>Thursday, I met her for lunch downtown. I also took her to the Smingles before they closed.</text:p>
      <text:p text:style-name="P307"><text:s text:c="3"/>Friday, I took her to get her car. I met her at her show that night and she gave me a ride to the west side.</text:p>
      <text:p text:style-name="P235"><text:span text:style-name="T118"><text:s text:c="3"/>Saturday, </text:span><text:span text:style-name="T132">we texted a little at night.</text:span></text:p>
      <text:p text:style-name="P308"><text:s text:c="3"/>Sunday was the Charming Wyndham remark.</text:p>
      <text:p text:style-name="P308"><text:soft-page-break/><text:s text:c="3"/>Monday, I ran into her at Odd’s.</text:p>
      <text:p text:style-name="P235"><text:span text:style-name="T132"><text:s text:c="3"/>It is now Tuesday, and I have felt the need to not reach out. </text:span><text:span text:style-name="T133">I think she’s just stressed/depressed. </text:span><text:span text:style-name="T135">I bet she’s also working.</text:span></text:p>
      <text:p text:style-name="P309"/>
      <text:p text:style-name="P310">. . .</text:p>
      <text:p text:style-name="P310"/>
      <text:p text:style-name="P236"><text:span text:style-name="T135">I </text:span><text:span text:style-name="T11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36"><text:span text:style-name="T118"><text:s text:c="3"/>I told her how it was a senseless murder movie. Then we exchanged silly banter and a couple reels. My mood was greatly improved, so I walked home, tossing my cup in the air, and wrote in my journal until 4:</text:span><text:span text:style-name="T137">3</text:span><text:span text:style-name="T139">8</text:span><text:span text:style-name="T118">.</text:span></text:p>
      <text:p text:style-name="P311"/>
      <text:p text:style-name="P31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36"><text:span text:style-name="T118"><text:s text:c="3"/></text:span><text:span text:style-name="T13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36"><text:span text:style-name="T136"><text:s text:c="3"/>It is crucial for me to remember that her silliness comes in waves. </text:span><text:span text:style-name="T138">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3"><text:soft-page-break/><text:s text:c="3"/>Has she been hanging out with someone else? Time may or may not tell, but it seems it will be okay if we check on each other every day.</text:p>
      <text:p text:style-name="P193"/>
      <text:p text:style-name="P193"/>
      <text:p text:style-name="P193"/>
      <text:p text:style-name="P193"/>
      <text:p text:style-name="P195">/ / /</text:p>
      <text:p text:style-name="P19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3"><text:s text:c="3"/>I was enjoying it, least.</text:p>
      <text:p text:style-name="P193"/>
      <text:p text:style-name="P19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3"><text:s text:c="3"/>Either way, I feel very relaxed here.</text:p>
      <text:p text:style-name="P193"/>
      <text:p text:style-name="P19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3"><text:s text:c="3"/>Maybe this is raising the bar, as I just leaned anxious attachers are said to do; though we continue to grow close, I can't help but feel the opposite because my demands are increasing without me being able to see that?</text:p>
      <text:p text:style-name="P193"><text:s text:c="3"/>Yes, perhaps back when she said she was going to give me space, it was easier for me to do, but now that I think we've achieved more closeness, my baseline comparison for what I need is invisibly skewed.</text:p>
      <text:p text:style-name="P19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3"/>
      <text:p text:style-name="P195">. . .</text:p>
      <text:p text:style-name="P193"/>
      <text:p text:style-name="P19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3"><text:s text:c="3"/>I let Myrtle out, fed her, let her out again and wrote in my journal until 5:52.</text:p>
      <text:p text:style-name="P193"/>
      <text:p text:style-name="P99">VII.XVII</text:p>
      <text:p text:style-name="P193"/>
      <text:p text:style-name="P193">I woke from a deep sleep, checked the weather, played <text:span text:style-name="T237">W</text:span>ordle (QUITE in four,) got up, let Myrtle out, started a pot of Folger's, laid eyes on the cats, sat in the comfy chair and wrote in my journal at 10:52, when my laptop ran out of battery.</text:p>
      <text:p text:style-name="P193"/>
      <text:p text:style-name="P19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3"/>
      <text:p text:style-name="P195">. . .</text:p>
      <text:p text:style-name="P193"/>
      <text:p text:style-name="P19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3"><text:s text:c="3"/>She started by asking what I had meant at Odd's the other day when she had said she was looking for someone to manage her life and I had said I'd applied for the position.</text:p>
      <text:p text:style-name="P19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3"/>
      <text:p text:style-name="P19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3"/>
      <text:p text:style-name="P195">. . .</text:p>
      <text:p text:style-name="P193"/>
      <text:p text:style-name="P19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3"/>
      <text:p text:style-name="P19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3"/>
      <text:p text:style-name="P195">. . .</text:p>
      <text:p text:style-name="P193"/>
      <text:p text:style-name="P19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3"><text:soft-page-break/><text:s text:c="3"/>She said, "Thank you but I thought you listened a lot!" and then we talked about a heckler at her gig for 40 minutes until she said, "Thanks for being a good friend to me today - not an easy day - thanks for listening. Night night!"</text:p>
      <text:p text:style-name="P193"><text:s text:c="3"/>I promised to try and always make it easy and safe for her to share her feelings and then wrote in my journal at 12:24.</text:p>
      <text:p text:style-name="P193"/>
      <text:p text:style-name="P195">. . .</text:p>
      <text:p text:style-name="P193"/>
      <text:p text:style-name="P19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3"/>
      <text:p text:style-name="P19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3"/>
      <text:p text:style-name="P100">VII.XVIII</text:p>
      <text:p text:style-name="P193"/>
      <text:p text:style-name="P193">I got up with Myrtle at 6AM sharp, let her out, back in, fed her and wrote in my journal with my brilliant idea at 6:12.</text:p>
      <text:p text:style-name="P193"/>
      <text:p text:style-name="P19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3"><text:s text:c="3"/>What an idiot I've been and a genius I suddenly am!</text:p>
      <text:p text:style-name="P19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3"/>
      <text:p text:style-name="P195">. . .</text:p>
      <text:p text:style-name="P193"/>
      <text:p text:style-name="P19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3"/>
      <text:p text:style-name="P19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3"/>
      <text:p text:style-name="P195">. . .</text:p>
      <text:p text:style-name="P193"/>
      <text:p text:style-name="P19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3"/>
      <text:p text:style-name="P193">"<text:span text:style-name="T53">PLEASE BE NiCE.</text:span></text:p>
      <text:p text:style-name="P269">Hi my name is</text:p>
      <text:p text:style-name="P269">Donna L. Rumsey</text:p>
      <text:p text:style-name="P269">THE PLANT. My</text:p>
      <text:p text:style-name="P269">Son come and see</text:p>
      <text:p text:style-name="P269">Me all the time <text:s text:c="2"/>for</text:p>
      <text:p text:style-name="P193"><text:span text:style-name="T53">He is still caring me.)</text:span>"</text:p>
      <text:p text:style-name="P193"/>
      <text:p text:style-name="P19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3"/>
      <text:p text:style-name="P195">. . .</text:p>
      <text:p text:style-name="P193"/>
      <text:p text:style-name="P193"><text:soft-page-break/>A lady came up and asked if she could plug her computer in next to me I said, "Do you want me to move down or something?"</text:p>
      <text:p text:style-name="P193"><text:s text:c="3"/>"If you don't mind," she said.</text:p>
      <text:p text:style-name="P19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3"/>
      <text:p text:style-name="P193">Music, once again, despite its performance being half-assed, has made me feel SURPRISINGLY better. I only slightly regret sending the picture of the plant to Hannah and am glad no one really knows how miserable I have been. I felt all the other emotions, too.</text:p>
      <text:p text:style-name="P19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3"><text:soft-page-break/><text:s text:c="3"/>I don't think I will go to Highland on Wednesday. I may have rehearsal, but I will give her that space either way.</text:p>
      <text:p text:style-name="P193"/>
      <text:p text:style-name="P19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3"/>
      <text:p text:style-name="P100">VII.XIX</text:p>
      <text:p text:style-name="P193"/>
      <text:p text:style-name="P19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3"><text:s text:c="3"/>I finished cleaning up after he had left, washed my hands, poured some coffee, sent pictures to Leann + Hannah and wrote in my journal until 10:23.</text:p>
      <text:p text:style-name="P193"/>
      <text:p text:style-name="P193">I am feeling confident I can sustain a steady mood for the rest of my time here at least. . .I drank coffee on the porch with Myrtle, made noodles, flossed, brushed, propped open the cat window with a hammer and locked down the house</text:p>
      <text:p text:style-name="P193"/>
      <text:p text:style-name="P195">. . .</text:p>
      <text:p text:style-name="P193"/>
      <text:p text:style-name="P19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3"><text:s text:c="3"/>We struggled with the monitor amp but got the PA all set up and checked. I sat in a nearby rocker, got blasted with AC, showed Wyndham the bonsai, took some pictures, talked with a guide, went to the restroom and a vending machine for gummies.</text:p>
      <text:p text:style-name="P19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3"/>
      <text:p text:style-name="P101">VII.XX</text:p>
      <text:p text:style-name="P102"><text:span text:style-name="T118"/></text:p>
      <text:p text:style-name="P196">I woke at 5:50, let Myrtle out, fed her, let her out again and went back to bed. My neck was sore and I knew it would have been better to just get up, but I couldn’t. Myrtle started barking like crazy, and, sure enough, the trash cans had been knocked over again.</text:p>
      <text:p text:style-name="P196"><text:s text:c="3"/>I walked around to the front porch, and that bear was just having a mosey through the yard. I said something casual to him and startled one of the cats, which startled me, which startled the bear. He ran off down the hill.</text:p>
      <text:p text:style-name="P196"><text:s text:c="3"/>I went back to bed for a while. Myrtle was going crazy, harassing the cats, etc. I got up, ate a banana, made coffee, meditated on the rug near the kitchen, drank coffee, did yoga with Myrtle, poured another cup and sat in the window to drink it.</text:p>
      <text:p text:style-name="P196"><text:s text:c="3"/>It was too hot, so I folded my laundry and put it in my duffel. I sat in the window drinking my coffee and thinking about how crazy life is.</text:p>
      <text:p text:style-name="P103"><text:span text:style-name="T118"/></text:p>
      <text:p text:style-name="P196">My current feeling/plan about the Hannah situation is to take the surrender I felt while playing in the tent and apply it to that relationship, if not, obviously, my whole life.</text:p>
      <text:p text:style-name="P19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8"/></text:p>
      <text:p text:style-name="P196">I would also like to spend less time on my phone, in life, in general. I forgot to write how I was writing in my journal. I’ll have to get up to check the time… 10:40.</text:p>
      <text:p text:style-name="P103"><text:span text:style-name="T118"/></text:p>
      <text:p text:style-name="P197">. . .</text:p>
      <text:p text:style-name="P103"><text:span text:style-name="T118"/></text:p>
      <text:p text:style-name="P19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8"/></text:p>
      <text:p text:style-name="P270">Have you listened to the new </text:p>
      <text:p text:style-name="P270">Honeycutters album all the </text:p>
      <text:p text:style-name="P270">way through? It's intense!</text:p>
      <text:p text:style-name="P272">Not in its final form!</text:p>
      <text:p text:style-name="P272">Kevin was showing me</text:p>
      <text:p text:style-name="P272">everything as they were</text:p>
      <text:p text:style-name="P272">putting it together.</text:p>
      <text:p text:style-name="P272">The words "Good grief"</text:p>
      <text:p text:style-name="P272">come to mind</text:p>
      <text:p text:style-name="P271">Yeah. A lot of grief.</text:p>
      <text:p text:style-name="P274"><text:span text:style-name="T118"/></text:p>
      <text:p text:style-name="P270">A couple of times when they </text:p>
      <text:p text:style-name="P270">got done playing on this </text:p>
      <text:p text:style-name="P270">tour, they would come back </text:p>
      <text:p text:style-name="P270">to the green room and be </text:p>
      <text:p text:style-name="P270">really somber and I couldn't </text:p>
      <text:p text:style-name="P270">figure out why</text:p>
      <text:p text:style-name="P271">This definitely explains it</text:p>
      <text:p text:style-name="P270">I mean, they still joked </text:p>
      <text:p text:style-name="P270">around. But it's the kind </text:p>
      <text:p text:style-name="P270">of joking that you do at a </text:p>
      <text:p text:style-name="P270">funeral.</text:p>
      <text:p text:style-name="P270">It also makes me think that </text:p>
      <text:p text:style-name="P270"><text:soft-page-break/>Scott must be good at holding </text:p>
      <text:p text:style-name="P270">space for hard emotions </text:p>
      <text:p text:style-name="P270">in the studio </text:p>
      <text:p text:style-name="P272">I'm glad they have each other.</text:p>
      <text:p text:style-name="P272"><text:s/>That's too much pain for any</text:p>
      <text:p text:style-name="P272"><text:s/>one person to transmute, let</text:p>
      <text:p text:style-name="P272"><text:s/>alone perform. They took</text:p>
      <text:p text:style-name="P272"><text:s/>their lives and held</text:p>
      <text:p text:style-name="P272"><text:s/>themselves accountable for</text:p>
      <text:p text:style-name="P272"><text:s/>turning it into the truest</text:p>
      <text:p text:style-name="P272"><text:s/>kind of art that can be made,</text:p>
      <text:p text:style-name="P272"><text:s/>and now they have the</text:p>
      <text:p text:style-name="P272"><text:s/>responsibility of regularly</text:p>
      <text:p text:style-name="P272"><text:s/>letting people in on a version</text:p>
      <text:p text:style-name="P272"><text:s/>of that that is real enough</text:p>
      <text:p text:style-name="P272"><text:s/>to share and feel</text:p>
      <text:p text:style-name="P274"><text:span text:style-name="T118"/></text:p>
      <text:p text:style-name="P272">Yeah I was thinking last</text:p>
      <text:p text:style-name="P272"><text:s/>night about Scott is so</text:p>
      <text:p text:style-name="P272"><text:s/>paradoxically one of the</text:p>
      <text:p text:style-name="P272"><text:s/>most serious and mature</text:p>
      <text:p text:style-name="P272"><text:s/>people when it comes to</text:p>
      <text:p text:style-name="P272"><text:s/>creating art but also</text:p>
      <text:p text:style-name="P272"><text:s/>the biggest kid about it</text:p>
      <text:p text:style-name="P270">Wise words</text:p>
      <text:p text:style-name="P270">I'm glad too </text:p>
      <text:p text:style-name="P272">Myrtle and I have been </text:p>
      <text:p text:style-name="P272">having a very reflective </text:p>
      <text:p text:style-name="P272">morning together. </text:p>
      <text:p text:style-name="P272">That bear came back too</text:p>
      <text:p text:style-name="P270">Awww. I love it when my </text:p>
      <text:p text:style-name="P270">cats keep me company </text:p>
      <text:p text:style-name="P270">when I'm journaling </text:p>
      <text:p text:style-name="P271">Did she growl at the bear?</text:p>
      <text:p text:style-name="P274"><text:span text:style-name="T77"/></text:p>
      <text:p text:style-name="P19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8"><text:s text:c="3"/>I left the house on foot and was still agitated by the traffic. I realized I was very hungry. I went <text:soft-page-break/>into Botiwalla, but the line was too long. I had a slice of sausage from Standard, then a beef kim chi taco from Taco Boy.</text:p>
      <text:p text:style-name="P19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75"><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199"><text:s text:c="3"/>I walked home just as it started to rain, compiled journal entries and then wrote until 7:30.</text:p>
      <text:p text:style-name="P276"><text:span text:style-name="T86"/></text:p>
      <text:p text:style-name="P200">/ / /</text:p>
      <text:p text:style-name="P201"/>
      <text:p text:style-name="P201"/>
      <text:p text:style-name="P201"/>
      <text:p text:style-name="P201"/>
      <text:p text:style-name="P201"/>
      <text:p text:style-name="P201">. . .</text:p>
      <text:p text:style-name="P275"><text:span text:style-name="T86"/></text:p>
      <text:p text:style-name="P277"><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77"><text:span text:style-name="T77"/></text:p>
      <text:p text:style-name="P278"><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77"><text:span text:style-name="T87"/></text:p>
      <text:p text:style-name="P203">I appreciate the irony of waking up way earlier than Myrtle would have me do, but feel peaceful doing it on my own accord and am starting to get excited for having the house all to myself again.</text:p>
      <text:p text:style-name="P20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77"><text:span text:style-name="T87"/></text:p>
      <text:p text:style-name="P203">What really convinced me to go for it was the idea of moving the black night stand back to under the window because the Chromebook and/or iMac could be placed on top of it and used from the bed.</text:p>
      <text:p text:style-name="P277"><text:soft-page-break/><text:span text:style-name="T87"/></text:p>
      <text:p text:style-name="P279"><text:span text:style-name="T72">V</text:span><text:span text:style-name="T64">II.XXI</text:span></text:p>
      <text:p text:style-name="P279"><text:span text:style-name="T77"/></text:p>
      <text:p text:style-name="P204">I started waking up, and, when I heard Erica coughing, finished rearranging. I downloaded my journal repo, opened 2024 part two, spent a while customizing LibreOffice Writer and wrote at 8:39. </text:p>
      <text:p text:style-name="P279"><text:span text:style-name="T77"/></text:p>
      <text:p text:style-name="P279"><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79"><text:span text:style-name="T89"/></text:p>
      <text:p text:style-name="P280"><text:span text:style-name="T89">.</text:span><text:span text:style-name="T77"> . .</text:span></text:p>
      <text:p text:style-name="P281"><text:span text:style-name="T77"/></text:p>
      <text:p text:style-name="P20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38">.</text:span></text:p>
      <text:p text:style-name="P206"><text:span text:style-name="T23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5"><text:soft-page-break/><text:s text:c="3"/>She gave me a ride to my house, where I took off my hat/shoes and wrote in my journal. </text:p>
      <text:p text:style-name="P205"><text:span text:style-name="T90"/></text:p>
      <text:p text:style-name="P207"><text:span text:style-name="T239">.</text:span> . .</text:p>
      <text:p text:style-name="P208"/>
      <text:p text:style-name="P20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40"> . .I ate while listening to Andy Shauf and got a text from Scott thanking me and saying he would pay me presently.</text:span></text:p>
      <text:p text:style-name="P209"><text:s text:c="3"/>I put my clothes and bags away, arranged my alternate desk, then wrote in my journal at 6:49.<text:span text:style-name="T241"> . .I went through the tutorial to create a new SSH key on the Air Hog and added it to GitHub, and, after just a bit of git trickery, managed to push the updated journal</text:span><text:span text:style-name="T242"> and wrote about it at 7:10.</text:span><text:span text:style-name="T243"> . .I did nothing but lay in bed and eat CheezIts until I wrote in my journal when it started raining again at 8:42.</text:span></text:p>
      <text:p text:style-name="P209"/>
      <text:p text:style-name="P105">VII.XXII</text:p>
      <text:p text:style-name="P104"><text:span text:style-name="T118"/></text:p>
      <text:p text:style-name="P21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0"><text:s text:c="3"/>I dozed, texted and fell asleep hard dreaming about being friends with Levon Helm, recording an album with Lucy (not Hunter,) sneaking into a gas station Airbnb and being told I was a little leaky in the crotch.</text:p>
      <text:p text:style-name="P104"><text:span text:style-name="T118"><text:s text:c="3"/>When I woke at 11:30, all my limbs were asleep and I'd left a haunted Americana Spotify playlist from Hannah un-responded-to for two hours. <text:s/>I told </text:span><text:soft-page-break/><text:span text:style-name="T118">her I would help by listening and seeing if I detected anything thematic, but after taking my journal to Kota Kai and drinking multiple coffees. I said, "Have a good work meet."</text:span></text:p>
      <text:p text:style-name="P210"><text:s text:c="3"/>"Thank you!" she said. "Have a good multiple coffees!"</text:p>
      <text:p text:style-name="P210"/>
      <text:p text:style-name="P211">. . .</text:p>
      <text:p text:style-name="P212"/>
      <text:p text:style-name="P21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2"><text:s text:c="3"/>I went to Kota Kai, ordered a coffee and talked w/ Josh, who said he had just met Chris Thille. I sat on a chair in the window while Josh told me he definitely knew Dr. Dog; they were huge!</text:p>
      <text:p text:style-name="P21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2"><text:s text:c="3"/>I <text:span text:style-name="T247">moved to the couch and </text:span>read through my life since<text:span text:style-name="T247"> last going to Scott's and almost couldn't believe how desperate I felt about everything. I am so grateful to be journaling again and think cutting out social media is probably still a good idea.</text:span></text:p>
      <text:p text:style-name="P21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3"/>
      <text:p text:style-name="P214">. . .</text:p>
      <text:p text:style-name="P213"/>
      <text:p text:style-name="P21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3"><text:s text:c="3"/>"Oh yeah," I said. "That's not <text:span text:style-name="T53">sans</text:span> at all."</text:p>
      <text:p text:style-name="P213"><text:s text:c="3"/>"Fonts used to be a part of my job," she said. "A big part."</text:p>
      <text:p text:style-name="P213"><text:s text:c="3"/>I came upstairs, messed around with fonts, choosing, for now, PT Mono, pushed my non-pasted content up to page 49, typed up my handwritten words and continued to write until 2:06.<text:span text:style-name="T248"> . .I listened to a couple River Whyless songs while texting Maddy, Cait and then Scott, saying, </text:span></text:p>
      <text:p text:style-name="P213"><text:s text:c="2"/><text:span text:style-name="T248">"</text:span>no rush at all on the venmis but just checking it didn't get to the wrong Ross Montsinger... that guy's shady!!<text:span text:style-name="T248">"</text:span></text:p>
      <text:p text:style-name="P213"><text:span text:style-name="T248"><text:s text:c="3"/>Scott said, "</text:span>Oh shnap! <text:s/>Totally spaced! <text:s/>To much stoney wall staring!<text:span text:style-name="T248">" with a laugh-cry face, and then, "</text:span>will do now!<text:span text:style-name="T248">"</text:span></text:p>
      <text:p text:style-name="P312"><text:span text:style-name="T246"><text:s text:c="3"/>I was excited that he sent me $350. I sent PJ a message saying,</text:span></text:p>
      <text:p text:style-name="P313"><text:span text:style-name="T246"><text:s/></text:span><text:span text:style-name="T245"><text:s text:c="2"/>"still not sure if I've heard deep sea diver. Currently seems easier to type that and thus continue the conversation than to go off and do my own research"</text:span></text:p>
      <text:p text:style-name="P313"><text:span text:style-name="T2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3"><text:s text:c="3"/>I listened to <text:span text:style-name="T248">Shattering the Hourglass</text:span> while trying to buy the Fillion journal I had been eyeing for weeks, but the purchase inexplicably <text:span text:style-name="T249">failed t</text:span>o <text:span text:style-name="T251">go</text:span> through. I took it as a sign and noticed it was slightly too small anyway, so I looked around for an alternative, possibly locally, until<text:span text:style-name="T249"> the album finished and I realized it was time to walk downtown.</text:span></text:p>
      <text:p text:style-name="P215"><text:s text:c="3"/>I had a pee at Pizza Mind<text:span text:style-name="T244">——</text:span><text:span text:style-name="T53">Pee</text:span>za Mind<text:span text:style-name="T24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51">without laughing at her.</text:span></text:p>
      <text:p text:style-name="P21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5"><text:s text:c="3"/>Hayden was there with the check, and more beautiful in person than she had been in the <text:span text:style-name="T25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51">for her,</text:span> a GF medium no-onion <text:span text:style-name="T252">w/ hop water</text:span>.</text:p>
      <text:p text:style-name="P215"><text:s text:c="3"/>I made it back to the park at six on the nose, but the power had not <text:span text:style-name="T252">yet</text:span> been turned on, so we sat next to Hayden and ate. They started as soon as Hannah was done eating and played a good set for a lot of happy people in the park, stopping shortly after seven due to more impending rain.</text:p>
      <text:p text:style-name="P21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50">Aztec chocolate in a waffle cone and they each had cups of single-scoop oat milk chocolate with sprinkles, hers colorful and his not.</text:span></text:p>
      <text:p text:style-name="P216"><text:soft-page-break/><text:s text:c="3"/>We ate and chatted near the front of the building where it was <text:span text:style-name="T25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6"><text:s text:c="3"/>We threw our trash away after the cafeteria closed, walked to her car and rode back to the west side, where she almost got annoyed that I <text:span text:style-name="T25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6"><text:s text:c="3"/>I walked home, took off my shoes and hat and wrote in my journal at 9:06.</text:p>
      <text:p text:style-name="P216"/>
      <text:p text:style-name="P21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6"><text:s text:c="3"/>I know I can't put a pin in my emotions, but I am truly not worried about it, nor anything else currently. I'll enjoy this feeling while it lasts.</text:p>
      <text:p text:style-name="P216"/>
      <text:p text:style-name="P217">. . .</text:p>
      <text:p text:style-name="P218"/>
      <text:p text:style-name="P218">I listened to Hannah's haunted playlist in the dark and told her I remembered when she had showed me the third song, Ode to Billie Joe.</text:p>
      <text:p text:style-name="P218"><text:s text:c="3"/>She said, "Oh yeah? I can't remember! Is that the one where they are at dinner and talking about someone dying?"</text:p>
      <text:p text:style-name="P218"><text:s text:c="3"/>"Yes," I said. "Pass the biscuits! I think it was after that studio party"</text:p>
      <text:p text:style-name="P218"><text:s text:c="3"/>"So... my dad throws me for a loop ( or maybe a loop de loop) kind of every time. </text:p>
      <text:p text:style-name="P218"/>
      <text:p text:style-name="P21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8"><text:s text:c="3"/>I understood, apologized, thanked her for telling me when things bother her and wrote in my journal at 11:25.</text:p>
      <text:p text:style-name="P218"/>
      <text:p text:style-name="P219">. . .</text:p>
      <text:p text:style-name="P220"/>
      <text:p text:style-name="P22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0"/>
      <text:p text:style-name="P106">VII.XXIII</text:p>
      <text:p text:style-name="P106"><text:span text:style-name="T118"/></text:p>
      <text:p text:style-name="P106"><text:span text:style-name="T11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1">was happening</text:span><text:span text:style-name="T118">. I put down my phone feeling like I had had a sip of alcohol and ruined my streak.</text:span></text:p>
      <text:p text:style-name="P106"><text:span text:style-name="T11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8"><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8"><text:s text:c="3"/>I sat on a brick wall to check my account balance and saw Hayden walking by, waved. I was </text:span><text:span text:style-name="T55">really</text:span><text:span text:style-name="T118"> glad I hadn't followed her on Instagram. I walked to High Five, got a ten-ounze pour from the beautiful barista, noticed her wedding ring, used the restroom, sat down and wrote in my journal at 10:30. </text:span></text:p>
      <text:p text:style-name="P106"><text:span text:style-name="T118">. . .I walked to Pritchard, read the beginning of part three while sitting in the sun drinking coffee. I spaced out for a while, then wrote, 10:47.</text:span></text:p>
      <text:p text:style-name="P106"><text:span text:style-name="T118"/></text:p>
      <text:p text:style-name="P108"><text:span text:style-name="T118">. . .</text:span></text:p>
      <text:p text:style-name="P106"><text:span text:style-name="T118"/></text:p>
      <text:p text:style-name="P106"><text:span text:style-name="T118">I walked up to Earth Guild at 11 on the nose and ended up waiting around on the sidewalk with some old crafter hippies, including Beau. I also locked eyes with Hayden again, which now feels extra weird.</text:span></text:p>
      <text:p text:style-name="P106"><text:span text:style-name="T118"><text:s text:c="3"/>I went inside, found a perfect scrap of leather and an awl. I asked about elastic cord and was surprised they didn’t have any——</text:span><text:span text:style-name="T140">almost upset. The cashier recommended I check out Chevron, the bea</text:span><text:span text:style-name="T141">d</text:span><text:span text:style-name="T140"> place, so I walked there, two blocks away on Lexington.</text:span></text:p>
      <text:p text:style-name="P107"><text:span text:style-name="T140"><text:s text:c="3"/>The lady working was very helpful and showed me to the perfect item. I walked back to Earth Guild, perused cutting supplies and decided to </text:span><text:span text:style-name="T141">head</text:span><text:span text:style-name="T140"> back west. I stopped at Battle Cat, had a pee, a latte and a write, 12:29.</text:span></text:p>
      <text:p text:style-name="P107"><text:span text:style-name="T14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0"/></text:p>
      <text:p text:style-name="P109"><text:soft-page-break/><text:span text:style-name="T140">I </text:span><text:span text:style-name="T11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8"><text:s text:c="3"/>That way, I can make new ones that interest me and carry them around in my bag with the hopes of selling them; they certainly will be more appealing to the average person than a niche mechanical keyboard in terms of use, price, </text:span><text:span text:style-name="T142">impulse-buyability, giftgiving,</text:span><text:span text:style-name="T118"> etc. Maybe yoga mat is a good material! I like that it has guidemarks for even cutting. </text:span></text:p>
      <text:p text:style-name="P110"><text:span text:style-name="T118"><text:s text:c="3"/></text:span><text:span text:style-name="T142">Either way, b</text:span><text:span text:style-name="T118">eing flexible about materials will make things more fun for me and lead to individuality amongst “builds,” </text:span><text:span text:style-name="T142">and I can include a cover sheet that has information about the product and how to get ahold of me.</text:span></text:p>
      <text:p text:style-name="P110"><text:span text:style-name="T142"><text:s text:c="3"/>Much like a car showing up in my life right when I had quit drinking, I will not overlook the fact that this “product” came to existence right after I had quit social media.</text:span></text:p>
      <text:p text:style-name="P110"><text:span text:style-name="T142"/></text:p>
      <text:p text:style-name="P111"><text:span text:style-name="T11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8"/></text:p>
      <text:p text:style-name="P111"><text:span text:style-name="T118"/></text:p>
      <text:p text:style-name="P111"><text:span text:style-name="T118"/></text:p>
      <text:p text:style-name="P113"><text:span text:style-name="T118">/ / /</text:span></text:p>
      <text:p text:style-name="P114"><text:span text:style-name="T118">. . .</text:span></text:p>
      <text:p text:style-name="P112"><text:span text:style-name="T143"/></text:p>
      <text:p text:style-name="P112"><text:span text:style-name="T14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7">I</text:span><text:span text:style-name="T143"> walked in the house, said welcome-home to Dulci, showed her and Ryan my journal and set up my drums.</text:span></text:p>
      <text:p text:style-name="P111"><text:span text:style-name="T14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4">I removed the Blue Ridge Mountains mat from my alternate desk to reveal an embarrasing poem underneath:</text:span></text:p>
      <text:p text:style-name="P111"><text:span text:style-name="T144"/></text:p>
      <text:p text:style-name="P282"><text:span text:style-name="T118">How can I see past the shine</text:span></text:p>
      <text:p text:style-name="P282"><text:span text:style-name="T118">Slide the platform out from underneath</text:span></text:p>
      <text:p text:style-name="P282"><text:span text:style-name="T118">Catch, hold on, make real</text:span></text:p>
      <text:p text:style-name="P282"><text:span text:style-name="T118">Like when I loved somebody else</text:span></text:p>
      <text:p text:style-name="P282"><text:span text:style-name="T118">Chasing their spark</text:span></text:p>
      <text:p text:style-name="P282"><text:span text:style-name="T118">But making art with you</text:span></text:p>
      <text:p text:style-name="P282"><text:span text:style-name="T118">Sat over rice, warning how little there was to give</text:span></text:p>
      <text:p text:style-name="P282"><text:span text:style-name="T118">You could learn to trust me, but it might take years</text:span></text:p>
      <text:p text:style-name="P282"><text:span text:style-name="T118">Yes, I’m sure I want that</text:span></text:p>
      <text:p text:style-name="P282"><text:span text:style-name="T118">Five heartbreaks have proven my love unconditional</text:span></text:p>
      <text:p text:style-name="P282"><text:span text:style-name="T118">So I’m not going anywhere either way</text:span></text:p>
      <text:p text:style-name="P282"><text:span text:style-name="T118">And you are free to do as you please</text:span></text:p>
      <text:p text:style-name="P282"><text:span text:style-name="T118">Not just because I love you</text:span></text:p>
      <text:p text:style-name="P282"><text:span text:style-name="T118"/></text:p>
      <text:p text:style-name="P115"><text:span text:style-name="T118">I ate a million grapes throughout the night </text:span><text:span text:style-name="T147">and</text:span><text:span text:style-name="T118"> drank a hop water. My pillows and blankets were </text:span><text:soft-page-break/><text:span text:style-name="T118">everywhere and I felt like I’d been dumped into a heap.</text:span></text:p>
      <text:p text:style-name="P115"><text:span text:style-name="T118"/></text:p>
      <text:p text:style-name="P115">VII.XXIV</text:p>
      <text:p text:style-name="P115"><text:span text:style-name="T118"/></text:p>
      <text:p text:style-name="P115"><text:span text:style-name="T118">I dreamt of cleaning a bathroom so my parents could move out, watching a Fwuit video with Gary and Fox </text:span><text:span text:style-name="T147">+</text:span><text:span text:style-name="T118"> other things. I woke at ten, played Wordle (FORTE in four,) and finally heard back from Hannah about her day; </text:span><text:span text:style-name="T145">her babysitting job had been ten hours and 45 minutes long, so that explains her shortness, not that I was worried about it. I sat at the Hog and wrote, 10:20.</text:span></text:p>
      <text:p text:style-name="P115"><text:span text:style-name="T145"><text:s text:c="3"/></text:span><text:span text:style-name="T146">I tore the poem away </text:span><text:span text:style-name="T147">from its legal pad</text:span><text:span text:style-name="T146"> and found another revelation:</text:span></text:p>
      <text:p text:style-name="P115"><text:span text:style-name="T146"/></text:p>
      <text:p text:style-name="P283"><text:span text:style-name="T11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3"><text:span text:style-name="T118"><text:s text:c="3"/>Hannah &amp; Scott are not above me. They do not hold the keys to my happiness. They open doors to take my creative craftsmanship to new levels, but it is my competance and previous connections that got me to the doorstep.</text:span></text:p>
      <text:p text:style-name="P283"><text:span text:style-name="T11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3"><text:soft-page-break/><text:span text:style-name="T118"/></text:p>
      <text:p text:style-name="P116"><text:span text:style-name="T118">I’d say this assessment still feels true. I’m also starting to realize that my mom probably lost her temper more often than I had acknowledged, which explains why I relate to Hannah on a certain level and why I stayed around Sunny for so long. . .</text:span><text:span text:style-name="T147">I made my bed, swept the floor, poured a coffee, then did edits and printing, wrote at 11:35.</text:span></text:p>
      <text:p text:style-name="P116"><text:span text:style-name="T147"/></text:p>
      <text:p text:style-name="P117"><text:span text:style-name="T147">. . .</text:span></text:p>
      <text:p text:style-name="P116"><text:span text:style-name="T147"/></text:p>
      <text:p text:style-name="P118"><text:span text:style-name="T147">I </text:span><text:span text:style-name="T11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8"><text:s text:c="3"/>I walked downtown, went to Earth Guild and bought a massive cut of blue leather, 2.1 pounds for $21, </text:span><text:span text:style-name="T150">then </text:span><text:span text:style-name="T118">walked across the street, ordered a latte from Thomas, sent pictures to Hannah of the puppy named Ruckus I had seen outside of Woolworth and wrote, 1:51.</text:span></text:p>
      <text:p text:style-name="P118"><text:span text:style-name="T118"/></text:p>
      <text:p text:style-name="P122"><text:span text:style-name="T118">. . .</text:span></text:p>
      <text:p text:style-name="P118"><text:span text:style-name="T118"/></text:p>
      <text:p text:style-name="P118"><text:span text:style-name="T11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0">and Francis said, “It’s too late. We’ve been spotted.”</text:span></text:p>
      <text:p text:style-name="P120"><text:span text:style-name="T150"><text:s text:c="3"/>Cait bought</text:span><text:span text:style-name="T118"> ciders and </text:span><text:span text:style-name="T150">went to </text:span><text:span text:style-name="T118">hang on her porch with Chuck, </text:span><text:span text:style-name="T150">said she</text:span><text:span text:style-name="T118"> would let me know what they were up to, perhaps going to get food or something. Francis gave up waiting shortly after four. Hannah drove by at 4:30 and tried to avoid looking at me for a moment, but then turned and waved.</text:span></text:p>
      <text:p text:style-name="P120"><text:span text:style-name="T118"><text:s text:c="3"/>The cashier who had sold me the hop water came up behind me, knocked on the window and said, “You can’t do that.” I figured she meant what I couldn’t </text:span><text:soft-page-break/><text:span text:style-name="T118">do was lean on the window, so I sat forward. Eventually, I moved down to a stool and started writing in my journal. Shortly after, two cop cars pulled up. One of the lad</text:span><text:span text:style-name="T150">y officers</text:span><text:span text:style-name="T118"> walked up to me and said, “Excuse me, but were you asked to leave?”</text:span></text:p>
      <text:p text:style-name="P118"><text:span text:style-name="T118"><text:s text:c="3"/>I told her how the cashier had tapped on the window, said, “You can’t do that,” </text:span><text:span text:style-name="T150">and how I figured that </text:span><text:span text:style-name="T56">that </text:span><text:span text:style-name="T150">had meant leaning on the window, since it opened, and how</text:span><text:span text:style-name="T118"> I </text:span><text:span text:style-name="T150">had </text:span><text:span text:style-name="T118">sat forward and that was all. Her partner came outside after having talked to the cashier and said, “Well, I can clearly see those are waters. I’ll go back inside and explain the situation.”</text:span></text:p>
      <text:p text:style-name="P118"><text:span text:style-name="T118"><text:s text:c="3"/>I said, “I think I’ll just leave to make things easier,” just to get them to leave, which they did. The cashier came outside, was shocked to learn about hop waters.</text:span></text:p>
      <text:p text:style-name="P118"><text:span text:style-name="T118"><text:s text:c="3"/>I texted Hannah saying, “Have a good gig! My friend Francis and I were waiting for El Kimchi to show, but he gave up.”</text:span></text:p>
      <text:p text:style-name="P118"><text:span text:style-name="T118"><text:s text:c="3"/>She said, “Oh thank you! I just went by to play on the radio and now I’m going the other direction.”</text:span></text:p>
      <text:p text:style-name="P120"><text:span text:style-name="T118"><text:s text:c="3"/>I </text:span><text:span text:style-name="T150">said, “</text:span><text:span text:style-name="T118">Oh fun! I had the cops come and interrogate me about my hoppy refreshers. They deemed I was good to continue imbibing,” </text:span><text:span text:style-name="T150">then</text:span><text:span text:style-name="T118"> </text:span></text:p>
      <text:p text:style-name="P120"><text:span text:style-name="T118">ordered my burrito and wrote until 5:04.</text:span></text:p>
      <text:p text:style-name="P120"><text:span text:style-name="T118"/></text:p>
      <text:p text:style-name="P123"><text:span text:style-name="T118">. . .</text:span></text:p>
      <text:p text:style-name="P120"><text:span text:style-name="T118"/></text:p>
      <text:p text:style-name="P120"><text:span text:style-name="T118">I came home, ate, rearranged my room </text:span><text:span text:style-name="T151">to clear off the alternate desk and use it as a workbench</text:span><text:span text:style-name="T118">, </text:span><text:span text:style-name="T151">then</text:span><text:span text:style-name="T118"> transcribed and wrote until 6:32. . .</text:span><text:span text:style-name="T148">I looked at my phone a bit, borrowed the boxcutter and a metal ruler from downstairs, crafted #2, a blue fuzzy, then wrote, 7:59.</text:span></text:p>
      <text:p text:style-name="P119"><text:span text:style-name="T148"/></text:p>
      <text:p text:style-name="P121"><text:span text:style-name="T148">It seems a little small with my bulging </text:span><text:span text:style-name="T152">Midori</text:span><text:span text:style-name="T148">, but it might be better with a fresh one. I’m wondering if the best compromise on look and functionality might be to always have a small amount of tri-foldover. . .</text:span><text:span text:style-name="T149">I watched The Rainmaker, thinking </text:span><text:span text:style-name="T151">at first that </text:span><text:span text:style-name="T149">it was Rain Man. It was intense but </text:span><text:soft-page-break/><text:span text:style-name="T149">gripping, and I was not surprised to see that Francis Ford Coppola had directed it.</text:span></text:p>
      <text:p text:style-name="P121"><text:span text:style-name="T149"><text:s text:c="3"/>Claire Danes’ </text:span><text:span text:style-name="T159">character’s </text:span><text:span text:style-name="T149">abusive relationship made me think about Hannah having to deal with her dad, so I sent a text saying, “Hey I was just thinking about you and hope your night was good. I know you have a lot going on!”</text:span></text:p>
      <text:p text:style-name="P119"><text:span text:style-name="T149"><text:s text:c="3"/>She said, “Hi! No more cops I hope???” and then, “The show was good - held off on pouring until it was over. And I got to talk to my old coworkers from two different jobs!”</text:span></text:p>
      <text:p text:style-name="P119"><text:span text:style-name="T149"><text:s text:c="3"/>I turned on the central fan and wrote in my journal at 10:26, glad about life and ready for bed.</text:span></text:p>
      <text:p text:style-name="P119"><text:span text:style-name="T149"/></text:p>
      <text:p text:style-name="P124">VII.XXV</text:p>
      <text:p text:style-name="P125"><text:span text:style-name="T118"/></text:p>
      <text:p text:style-name="P125"><text:span text:style-name="T118">I had unending dreams of a pool party and finally awoke to the most amazing rain at ten. I played Wordle, (PORCH in four,) went downstairs with my tiny cup, came back with coffee, sat on my futon and wrote at 10:28. . .</text:span><text:span text:style-name="T153">When Erica left for Greenville, I poured a bigger </text:span><text:span text:style-name="T159">cup</text:span><text:span text:style-name="T153">, printed, edited, pasted pages and stared off into space until I wrote at 11:56. . .</text:span><text:span text:style-name="T154">I made journal #3, a blue </text:span><text:span text:style-name="T159">suede</text:span><text:span text:style-name="T154"> trifold and sent a picture to Hannah. I cut it to be the length of the ruler and then decided to take one inch off. . .</text:span><text:span text:style-name="T155">I ate a banana, made a third coffee, posted all three Rewrites to my Discord, bought a multi-pack of Midoris (all three styles and a pen) on Amazon and wrote </text:span><text:span text:style-name="T159">at the hog</text:span><text:span text:style-name="T155">, 1:14.</text:span></text:p>
      <text:p text:style-name="P125"><text:span text:style-name="T155"/></text:p>
      <text:p text:style-name="P126"><text:span text:style-name="T155">. . .</text:span></text:p>
      <text:p text:style-name="P125"><text:span text:style-name="T155"/></text:p>
      <text:p text:style-name="P127"><text:span text:style-name="T155">I </text:span><text:span text:style-name="T11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8"><text:s text:c="3"/>I heard my name as I was passing Standard Pizza, looked around and saw James/Cam on their porch. I </text:span><text:soft-page-break/><text:span text:style-name="T11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0">I resisted the urge to say it </text:span><text:span text:style-name="T167">reminded me of</text:span><text:span text:style-name="T160"> T-Pain, but he eventually said so himself.</text:span></text:p>
      <text:p text:style-name="P127"><text:span text:style-name="T11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8"><text:s text:c="3"/>I found two nice cuts of brown leather, paid another $22, went across the street for a latte, sat outside and wrote, 3:53. . .I walked to Miyaki, sat at the bar, ordered two pieces of toro sashimi, wrote, 4:11. . .I ate</text:span><text:span text:style-name="T118"><text:note text:id="ftn0" text:note-class="footnote"><text:note-citation>5</text:note-citation><text:note-body><text:p text:style-name="P6">It was delicious.</text:p></text:note-body></text:note></text:span><text:span text:style-name="T118">, paid, walked to High Five, </text:span><text:span text:style-name="T160">where t</text:span><text:span text:style-name="T118">hey were out of drip and made me an Americano </text:span><text:span text:style-name="T167">instead</text:span><text:span text:style-name="T11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8"/></text:p>
      <text:p text:style-name="P128"><text:span text:style-name="T118">. . .</text:span></text:p>
      <text:p text:style-name="P128"><text:span text:style-name="T118"/></text:p>
      <text:p text:style-name="P129"><text:span text:style-name="T11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8"><text:s text:c="3"/>I stood in line for Smashville while she pumped and parked, only wanting an order of French Fries. When she walked back, she realized she was out of time.</text:span></text:p>
      <text:p text:style-name="P129"><text:span text:style-name="T118"><text:s text:c="3"/>“Good to see you,” I said.</text:span></text:p>
      <text:p text:style-name="P129"><text:soft-page-break/><text:span text:style-name="T118"><text:s text:c="3"/>“Good to see </text:span><text:span text:style-name="T55">you</text:span><text:span text:style-name="T118">,” she said.</text:span></text:p>
      <text:p text:style-name="P129"><text:span text:style-name="T118"><text:s text:c="3"/>“Thanks for the ride.”</text:span></text:p>
      <text:p text:style-name="P129"><text:span text:style-name="T118"><text:s text:c="3"/>“You’re welcome.”</text:span></text:p>
      <text:p text:style-name="P129"><text:span text:style-name="T118"><text:s text:c="3"/>“Have a good gig!”</text:span></text:p>
      <text:p text:style-name="P129"><text:span text:style-name="T118"><text:s text:c="3"/>“Have a good rehearsal!”</text:span></text:p>
      <text:p text:style-name="P130"><text:span text:style-name="T118"><text:s text:c="3"/></text:span><text:span text:style-name="T156">I showed off my latest journal to Holly and Adam while waiting on my burger. I was very excited about the fact that Maria had been hired. </text:span><text:span text:style-name="T167">Hannah texted me, saying, </text:span><text:span text:style-name="T157">“I think tonight might be one of those gigs where I'm looking for the silver lining,” she said.</text:span></text:p>
      <text:p text:style-name="P130"><text:span text:style-name="T157"><text:s text:c="3"/>“Hopefully at least a couple of the comedians are funny! I'm free after 10 if you need a decompression walk”</text:span></text:p>
      <text:p text:style-name="P130"><text:span text:style-name="T156"><text:s text:c="3"/>I ate a California burger with fries, </text:span><text:span text:style-name="T167">went</text:span><text:span text:style-name="T156"> home, talked to Erica, got in the car, drove to French Broad River Academy and had rehearsal with J</text:span><text:span text:style-name="T159">u</text:span><text:span text:style-name="T156">an, Charlie, Shane and Ra</text:span><text:span text:style-name="T167">h</text:span><text:span text:style-name="T156">m. We sounded very good. We said our goodbyes and I drove home, took off my shoes and bag, opened a hop water, transcribed and wrote at the hog until 10:</text:span><text:span text:style-name="T158">42</text:span><text:span text:style-name="T156">. . .</text:span><text:span text:style-name="T161">I took a bath, shaved, looked at my phone, turned off the lights and wrote, 11:41.</text:span></text:p>
      <text:p text:style-name="P130"><text:span text:style-name="T161"/></text:p>
      <text:p text:style-name="P131">VII.XXVI</text:p>
      <text:p text:style-name="P132"><text:span text:style-name="T118"/></text:p>
      <text:p text:style-name="P133"><text:span text:style-name="T162">I dreamt I was in a familiar venue and had started to tell people I thought it was called The Brass Monkey, but eventually came to find I was wrong.</text:span></text:p>
      <text:p text:style-name="P133"><text:span text:style-name="T162"><text:s text:c="3"/></text:span><text:span text:style-name="T118">I woke at six</text:span><text:span text:style-name="T162"> </text:span><text:span text:style-name="T167">and</text:span><text:span text:style-name="T118"> played Wordle (</text:span><text:span text:style-name="T162">AWASH</text:span><text:span text:style-name="T118"> in five.) It had rained, and there was a </text:span><text:span text:style-name="T162">maddening</text:span><text:span text:style-name="T118"> steady dripping outside. I checked to see what times Kota Kai and Aldi opened (8 and 8:30 respectively,) and tried to go back to sleep.</text:span></text:p>
      <text:p text:style-name="P132"><text:span text:style-name="T118"><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8"><text:s text:c="3"/>I concluded Stephen was trying to murder me </text:span><text:span text:style-name="T164">by sneaking into my room and putting tubes of toothpaste in my mouth, </text:span><text:span text:style-name="T165">which also explained why I had recently been having a sometimes sore spot in </text:span><text:soft-page-break/><text:span text:style-name="T165">the back of my throat in real life</text:span><text:span text:style-name="T164">.</text:span><text:span text:style-name="T118"> </text:span><text:span text:style-name="T162">First I told my mom about it, and she lectured me about how, when she </text:span><text:span text:style-name="T166">had taken</text:span><text:span text:style-name="T162"> Latin, they trained people how to be expressive and sensory while performing, sniffing things, etc; </text:span><text:span text:style-name="T163">n</text:span><text:span text:style-name="T162">o one in her class did that these days.</text:span></text:p>
      <text:p text:style-name="P134"><text:span text:style-name="T162"><text:s text:c="3"/></text:span><text:span text:style-name="T118">Dane from Homegrown had been assigned to follow me around and protect me, </text:span><text:span text:style-name="T163">and when I tried to tell him </text:span><text:span text:style-name="T118">about </text:span><text:span text:style-name="T162">what w</text:span><text:span text:style-name="T163">ere now</text:span><text:span text:style-name="T162"> turning into pieces of </text:span><text:span text:style-name="T163">pointy</text:span><text:span text:style-name="T162"> plastic confetti,</text:span><text:span text:style-name="T118"> he wouldn’t let me finish, kept talking over me and belittling. I began to suspect he was in on trying to kill me too.</text:span></text:p>
      <text:p text:style-name="P132"><text:span text:style-name="T118"><text:s text:c="3"/>I woke again, got out of bed and wrote at the Hog until 9:</text:span><text:span text:style-name="T162">34, </text:span><text:span text:style-name="T166">brushed my teeth and made edits til 9:43.</text:span></text:p>
      <text:p text:style-name="P127"><text:span text:style-name="T118"/></text:p>
      <text:p text:style-name="P128"><text:span text:style-name="T118">. . .</text:span></text:p>
      <text:p text:style-name="P127"><text:span text:style-name="T118"/></text:p>
      <text:p text:style-name="P135"><text:span text:style-name="T118">I charged my phone, brushed, put on </text:span><text:span text:style-name="T169">my green shirt + </text:span><text:span text:style-name="T118">pants w/ wallet, let down my hair, stuffed my bag w/ cup &amp; journal + two pens. I grabbed a hop water ou</text:span><text:span text:style-name="T169">t</text:span><text:span text:style-name="T118"> o</text:span><text:span text:style-name="T169">f</text:span><text:span text:style-name="T118"> the fridge, slid on my Rainbows, went through the </text:span><text:span text:style-name="T169">front </text:span><text:span text:style-name="T118">door, cracked my bev, walked up Brevard, realizing I had left my phone on </text:span><text:span text:style-name="T169">its</text:span><text:span text:style-name="T118"> charger.</text:span></text:p>
      <text:p text:style-name="P135"><text:span text:style-name="T118"><text:s text:c="3"/>I thought I saw the Space Bug driv</text:span><text:span text:style-name="T169">ing</text:span><text:span text:style-name="T118"> by as I approach</text:span><text:span text:style-name="T169">ed</text:span><text:span text:style-name="T11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8"><text:s text:c="3"/>“Just the paint,” I said, </text:span><text:span text:style-name="T169">giving it a toss</text:span><text:span text:style-name="T118">. “Cast iron!”</text:span></text:p>
      <text:p text:style-name="P135"><text:span text:style-name="T118"><text:s text:c="3"/>An NPC from GTA came hobbling up and shouted, “He stole the seat off my bicycle, mother fucker!”</text:span></text:p>
      <text:p text:style-name="P135"><text:span text:style-name="T118"><text:s text:c="3"/>Neighbor Scott and I debriefed and went inside Odd’s separately, where I ordered a latte and wrote.</text:span></text:p>
      <text:p text:style-name="P135"><text:span text:style-name="T118">. . .</text:span><text:span text:style-name="T168">I walked home, put my groceries away, took off my shoes/hat, got tagged by Hannah in an Instagram post for our Funkatorium show, transcribed and wrote, 11:36. . .</text:span><text:span text:style-name="T170">I recollected my hat, wallet, phone, bag (w/ journal, pens &amp; banana,) walked back </text:span><text:soft-page-break/><text:span text:style-name="T170">up to Odd’s, ordered a drip, made edits, pasted and wrote on the porch while a persnickity builder took measurements for an awning, 12:24. . .</text:span><text:span text:style-name="T171">I went to the Brew Pump, bought a six-pack of Hoppy Refreshers, rehashed the funny police incident with the cashier, walked home, listened to Alice Bradley’s new single, The Meadow</text:span><text:span text:style-name="T171"><text:note text:id="ftn5" text:note-class="footnote"><text:note-citation>6</text:note-citation><text:note-body><text:p text:style-name="P7">Ross <text:span text:style-name="T254">plays drums on</text:span> the track a year <text:span text:style-name="T253">earlier </text:span><text:span text:style-name="T254">and finds it</text:span> endearing despite not sounding particularly in time nor tune.</text:p></text:note-body></text:note></text:span><text:span text:style-name="T171"> and wrote, 1:13. . .</text:span><text:span text:style-name="T172">I made journal #4, which was hard to cut due to being so soft. It’s a little jagged and fuzzy around the edges, but should get worn down. . .I </text:span><text:span text:style-name="T173">started some noodles, put on Ghost World, ate, and, when the movie was nearly over, received my packages from Amazon, put together all four journals and wrote, 5:33.</text:span></text:p>
      <text:p text:style-name="P136"><text:span text:style-name="T118"/></text:p>
      <text:p text:style-name="P137"><text:span text:style-name="T118">I love the entire vibe captured in Ghost World, but the ending made me feel sad and lonely, like it was intended to. I feel I should go full Buschemi and play with my journals tonight.</text:span></text:p>
      <text:p text:style-name="P137"><text:span text:style-name="T118"><text:s text:c="3"/>I saw that Grimm and Quinn were playing Terra Nova, which makes me suspect Hannah will be there, but neither of us have reached out to each other, and I don’t currently feel like being the first.</text:span></text:p>
      <text:p text:style-name="P137"><text:span text:style-name="T118"><text:s text:c="3"/></text:span><text:span text:style-name="T174">I think the bifold design will be a total reject, and, if I stick with Midori notebooks, so will the concept of holding more than one. Should I simplify the design to only have one vertical band? Time to visualize.</text:span></text:p>
      <text:p text:style-name="P137"><text:span text:style-name="T174"/></text:p>
      <text:p text:style-name="P138"><text:span text:style-name="T174">. . .</text:span></text:p>
      <text:p text:style-name="P137"><text:span text:style-name="T174"/></text:p>
      <text:p text:style-name="P139"><text:span text:style-name="T174">I </text:span><text:span text:style-name="T118">got QMK working and set it up so Home and End work on the Mac in LibreOffice Writer. Erica said she needed to get out for a walk, so I told her to let me know </text:span><text:span text:style-name="T181">if a</text:span><text:span text:style-name="T118"> food truck was at the Brew Pump. </text:span><text:span text:style-name="T182">She</text:span><text:span text:style-name="T181"> sent a Discord message saying there were hot dogs, but </text:span><text:span text:style-name="T118">Hannah texted me about Grimm/Quinn, so I brushed my hair, put on my blue plaid, zipped down</text:span><text:span text:style-name="T177">town,</text:span><text:span text:style-name="T118"> ordered a Onda Amaro Liesure Soda from Casmara Club and a guanciale &amp; arugala pizza. Hannah paid </text:span><text:span text:style-name="T177">so as</text:span><text:span text:style-name="T118"> to take advantage of her employee discount, and I </text:span><text:soft-page-break/><text:span text:style-name="T118">said I would trade her for a journal, which she was excited about.</text:span></text:p>
      <text:p text:style-name="P139"><text:span text:style-name="T118"><text:s text:c="3"/>Our food didn’t come until set break. We ate, and Hannah said she wanted to see the journals. I gave her #3 with a ruled book, </text:span><text:span text:style-name="T177">which she said she would use for her mailing list</text:span><text:span text:style-name="T118">. We got another round of drinks for the second set and I decided to write, 9:10. . .</text:span><text:span text:style-name="T175">We said our goodbyes, and then, while standing on the porch, Hannah’s eyes lit up.</text:span></text:p>
      <text:p text:style-name="P139"><text:span text:style-name="T175"><text:s text:c="3"/>“Can we go to Sunshine Sammies?” she said. We walked past Jackson, who joined us and purchased premade icecream from the freezer. Hannah and I waited on custom sandwiches </text:span><text:span text:style-name="T177">and then ate outside </text:span><text:span text:style-name="T175">while talking about how what looks like success to other people is really just a lot of swinging, asking, failing and trying again.</text:span></text:p>
      <text:p text:style-name="P139"><text:span text:style-name="T175"><text:s text:c="3"/></text:span><text:span text:style-name="T176">She was very cute with her backwards hat and I was sad to say goodnight. I drove home, put my journals on the desk, took off my bag/shoes and wrote at the hog, 10:33.</text:span><text:span text:style-name="T173"> . .</text:span><text:span text:style-name="T178">I dug through the closet, put on Eraser, sent Hannah a pic, thanked her for the invite and said sammies were a good idea.</text:span></text:p>
      <text:p text:style-name="P139"><text:span text:style-name="T173"><text:s text:c="3"/>“Whoa that's a convenient laser,” </text:span><text:span text:style-name="T178">she said.</text:span></text:p>
      <text:p text:style-name="P139"><text:span text:style-name="T173">“It was fun!!”</text:span></text:p>
      <text:p text:style-name="P142"><text:span text:style-name="T173"><text:s text:c="3"/></text:span><text:span text:style-name="T178">I wrote when the movie was over, very much wondering how our friendship would continue to unfold, 12:22</text:span></text:p>
      <text:p text:style-name="P142"><text:span text:style-name="T178"/></text:p>
      <text:p text:style-name="P143"><text:span text:style-name="T178">. . .</text:span></text:p>
      <text:p text:style-name="P142"><text:span text:style-name="T178"/></text:p>
      <text:p text:style-name="P142"><text:span text:style-name="T179">I woke up thinking about crafting, so I decided to make #5 and then wrote, 4:52.</text:span></text:p>
      <text:p text:style-name="P141"><text:span text:style-name="T179"/></text:p>
      <text:p text:style-name="P146"><text:span text:style-name="T11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0">Now I can focus on printing, editing and pasting in the morning instead of crafting.</text:span></text:p>
      <text:p text:style-name="P140"><text:span text:style-name="T178"/></text:p>
      <text:p text:style-name="P144"/>
      <text:p text:style-name="P144"><text:soft-page-break/>VII.XXVII</text:p>
      <text:p text:style-name="P145"><text:span text:style-name="T118"/></text:p>
      <text:p text:style-name="P147"><text:span text:style-name="T118">Woke, Wordle (JUICE in three,) </text:span><text:span text:style-name="T181">made edits, </text:span><text:span text:style-name="T118">wrote, 9:50. . .</text:span><text:span text:style-name="T182">I printed pages, put on my Dulci shirt + hat, stuffed all </text:span><text:span text:style-name="T183">the</text:span><text:span text:style-name="T182"> journals in my bag </text:span><text:span text:style-name="T186">w/</text:span><text:span text:style-name="T182"> a banana, slid on my Rainbows, grabbed my open hop water, walked out the door, realized I had forgotten my cup</text:span><text:span text:style-name="T178">, </text:span><text:span text:style-name="T182">went back in, left the house, walked up to Kota Kai, ordered a drip, sat on the couch, opened my journal, realized I had brought two test prints of p. 68, so I just drank coffee and wrote, 10:38.</text:span></text:p>
      <text:p text:style-name="P147"><text:span text:style-name="T182">. . .I posted #5 to discord with a description of its changes, let my phone charge a bit, walked home, took off my bag/shoes, made edits, transcribed, wrote, 11:16. . .</text:span><text:span text:style-name="T184">I pasted pages, finished coffee, ate grapes, went downstairs, poured a cup, gave Erica journal #4, talked about life, came upstairs, wrote, 11:55.</text:span></text:p>
      <text:p text:style-name="P147"><text:span text:style-name="T180"/></text:p>
      <text:p text:style-name="P148"><text:span text:style-name="T118">. . .</text:span></text:p>
      <text:p text:style-name="P147"><text:span text:style-name="T118"/></text:p>
      <text:p text:style-name="P149"><text:span text:style-name="T118">I put on my blue plaid, drove downtown, parked in the middle of the LaZoom lot, loaded onto the bus and checked sounds. We </text:span><text:span text:style-name="T186">boarded</text:span><text:span text:style-name="T118"> the bus w/ Fletcher hosting and played Valerie as we circled downtown, What’s Up, Sweet Sweet Baby and Stand By Me until we arrived at New Origins.</text:span></text:p>
      <text:p text:style-name="P149"><text:span text:style-name="T11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8"><text:s text:c="3"/>We unloaded the bus and I walked to Terra Nova for a hug and a grapefruit flavor (Sera) of my new </text:span><text:soft-page-break/><text:span text:style-name="T118">favorite beverage, the Casmara Club amaro </text:span><text:span text:style-name="T186">l</text:span><text:span text:style-name="T118">eisure soda. I chatted with Hannah for a second, then Doss </text:span><text:span text:style-name="T186">+</text:span><text:span text:style-name="T118"> his girlfriend, all while writing until 5:00. . .I chatted w/ Hannah some more and she walked me out. I sat on the bus with Wyndham, then hung out in the parking lot with the gang. We boarded with a new host, Rigel, and played Valerie, Dreams </text:span><text:span text:style-name="T186">+</text:span><text:span text:style-name="T118"> Sweet Sweet Baby on our way to New Origin, where I wrote, 6:10. . .We rode to New Belgium playing Chattahoochee, Heart of Glass, He’s so fine and possibly one other, 7:00. </text:span></text:p>
      <text:p text:style-name="P149"><text:span text:style-name="T118"/></text:p>
      <text:p text:style-name="P150"><text:span text:style-name="T118">. . .</text:span></text:p>
      <text:p text:style-name="P149"><text:span text:style-name="T118"/></text:p>
      <text:p text:style-name="P149"><text:span text:style-name="T118">I got a delicious Athletic ra</text:span><text:span text:style-name="T186">d</text:span><text:span text:style-name="T118">ler, sat on a rock with Matt, then played </text:span><text:span text:style-name="T185">Flowers on the way to Foundation. I was sitting in an Aderondack when I heard a couple nearby say, “Yeah, that’s </text:span><text:span text:style-name="T186">D</text:span><text:span text:style-name="T185">ulci.” It ended up being people who knew us very well, mentioned a lot of memorable shows over the years and offered to let us use their cabin 20 mins outside of town whenever we liked.</text:span></text:p>
      <text:p text:style-name="P149"><text:span text:style-name="T18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6">on</text:span><text:span text:style-name="T185"> Brevard.</text:span></text:p>
      <text:p text:style-name="P149"><text:span text:style-name="T185"><text:s text:c="3"/>“</text:span><text:span text:style-name="T118">Hiiiiii I went home and went to bed,” </text:span><text:span text:style-name="T185">and then, “</text:span><text:span text:style-name="T118">How were the tours? How many did you end up doing??”</text:span></text:p>
      <text:p text:style-name="P149"><text:span text:style-name="T118"><text:s text:c="3"/></text:span><text:span text:style-name="T185">I flopped on the futon and said, “</text:span><text:span text:style-name="T118">I just made it to bed also! Two tours on Saturdays but they're three hours each. They were super fun but I am plum tuckered! Thankfully nothing tomorrow until Dulci practice at 5,” </text:span><text:span text:style-name="T185">and then, “</text:span><text:span text:style-name="T118">I bet them cats missed you”</text:span></text:p>
      <text:p text:style-name="P149"><text:span text:style-name="T118"><text:s text:c="3"/></text:span><text:span text:style-name="T185">I ate some grapes, took off my clothes, transcribed and wrote until 10:06.</text:span></text:p>
      <text:p text:style-name="P149"><text:span text:style-name="T185"/></text:p>
      <text:p text:style-name="P149"><text:span text:style-name="T185"/></text:p>
      <text:p text:style-name="P151"><text:soft-page-break/>VII.XXVIII</text:p>
      <text:p text:style-name="P152"><text:span text:style-name="T118"/></text:p>
      <text:p text:style-name="P152"><text:span text:style-name="T118">Woke very tired, went downstairs, drank a coffee in the hammock and listened to all the things Erica wanted to do</text:span><text:span text:style-name="T118"><text:note text:id="ftn6" text:note-class="footnote"><text:note-citation>7</text:note-citation><text:note-body><text:p text:style-name="P8">Finish website, desolder Bobagums, kill a rat, build a flute case, pack, clean, grocery store… <text:span text:style-name="T255">The Ross docket includes Wordle, Aldi, Izzy’s, journal edits, bath, shave, </text:span><text:span text:style-name="T256">make journal, clean kitchen, </text:span><text:span text:style-name="T255">5PM Dulci practice.</text:span></text:p></text:note-body></text:note></text:span><text:span text:style-name="T118">. I came upstairs, made edits, wrote, 10:25. . .</text:span><text:span text:style-name="T18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7"><text:s text:c="3"/>“We’re </text:span><text:span text:style-name="T57">selling</text:span><text:span text:style-name="T187"> things,” she said.</text:span></text:p>
      <text:p text:style-name="P152"><text:span text:style-name="T187"><text:s text:c="3"/>I walked to Izzy’s, ordered a latte, sat on a porch stool, proofread, pasted, wrote, 11:37. . .</text:span><text:span text:style-name="T188">I listened to a voicemail Coggins had left me while approaching Aldi. She wanted to make sure I was </text:span><text:span text:style-name="T58">good</text:span><text:span text:style-name="T18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8"> the journals, and his tone changed as usual, thus allowing the cryptic nature of #rewind to unfold as I had hoped.</text:span></text:p>
      <text:p text:style-name="P152"><text:span text:style-name="T188"><text:s text:c="3"/>I walked to the house, passing Erica on Brevard, put away my groceries, took off my hat, shoes, bag, responded to two reels from Hannah and wrote at the Hog, 12:28. . .</text:span><text:span text:style-name="T189">I made journal #6, black leather w/ blue fuzzy insides, this time including a Venmo QR on the info page and pasting it before adding the elastic, </text:span><text:span text:style-name="T190">then wrote, 1:25.</text:span></text:p>
      <text:p text:style-name="P152"><text:soft-page-break/><text:span text:style-name="T190">. . .</text:span><text:span text:style-name="T191">I ate some grapes, put on outdoor clothes, walked to Ingles</text:span><text:span text:style-name="T191"><text:note text:id="ftn7" text:note-class="footnote"><text:note-citation>8</text:note-citation><text:note-body><text:p text:style-name="P9">Ross eats a plum and a crab apple along the way.</text:p></text:note-body></text:note></text:span><text:span text:style-name="T19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2">set</text:span><text:span text:style-name="T191"> my bottle next to the stove, took off my hat, bag, shoes, put my phone on the charger and my wallet on its box, finished my latte, sat at the Air Hog, transcribed and wrote, 2:37.</text:span></text:p>
      <text:p text:style-name="P152"><text:span text:style-name="T191">. . .</text:span><text:span text:style-name="T193">I took a bath, shaved, sobbed over the rip in my only pair of pants, put on shorts, opened a hop water, </text:span><text:span text:style-name="T196">reached out</text:span><text:span text:style-name="T193"> to Midori about a small bulk purchase and wrote, 3:14. . .</text:span><text:span text:style-name="T194">I made noodles, cleaned my room, ate, 4:01.</text:span></text:p>
      <text:p text:style-name="P152"><text:span text:style-name="T194"/></text:p>
      <text:p text:style-name="P153"><text:span text:style-name="T11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8"/></text:p>
      <text:p text:style-name="P154"><text:span text:style-name="T118">. . .</text:span></text:p>
      <text:p text:style-name="P153"><text:span text:style-name="T118"/></text:p>
      <text:p text:style-name="P155"><text:span text:style-name="T118">Me and my bag full of journal/cup/banana went up Brevard/Olney/Vance into the back of Odd’s, ordered a latte, went out the front door to Haywood/Sulfur Springs/Malvern Hills/Hendrix. I sat with Kevin, Ryan, Melissa, Dulci, Alyse, Charlie </text:span><text:span text:style-name="T196">the Human/Charlie the Dog</text:span><text:span text:style-name="T11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8"><text:s text:c="3"/>The pizza truck </text:span><text:span text:style-name="T196">was done</text:span><text:span text:style-name="T118">, so I sat next to Wendi, Casey, Jake, Jackie and thought about what to eat </text:span><text:soft-page-break/><text:span text:style-name="T118">while they played cards. I looked at UJ online bc I couldn’t remember what the mixed green salad was called, but realized (thanks to a tantelizing picture) that I had never had the Reuben. I walked over and ordered </text:span><text:span text:style-name="T196">one</text:span><text:span text:style-name="T118"> w/ tots &amp; a Coke, wrote, 9:18. </text:span></text:p>
      <text:p text:style-name="P156"><text:span text:style-name="T118">. . .</text:span><text:span text:style-name="T195">A cool and quiet old man named Jim came and sat </text:span><text:span text:style-name="T196">to</text:span><text:span text:style-name="T195"> my right, drank a stout as slow as possible. A potentially cute girl sat on my left. I never got a great look at her, but the dude to </text:span><text:span text:style-name="T59">her</text:span><text:span text:style-name="T195">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5"><text:s text:c="3"/>“How was that trout Reuben?” he asked.</text:span></text:p>
      <text:p text:style-name="P156"><text:span text:style-name="T195"><text:s text:c="3"/>“It was okay!” I said. “I’m </text:span><text:span text:style-name="T59">full</text:span><text:span text:style-name="T195">!”</text:span></text:p>
      <text:p text:style-name="P156"><text:span text:style-name="T195"><text:s text:c="3"/>I walked down Vance, Brevard, Meyers, into the house, got some grapes and a plum out of the fridge, put away my bag/hat/shoes/journals/wallet, sat at the computer and transcribed/wrote, 10:09. . .</text:span><text:span text:style-name="T196">I watched ~20 minutes of Muppets From Space due to our talk at practice about what peoples’ Muppet signs were. Ryan had also mentioned Hulk Hogan two or three times, so when he made a cameo, I texted the group.</text:span></text:p>
      <text:p text:style-name="P156"><text:span text:style-name="T196"><text:s text:c="3"/>“I’m watching Muppets From Space and Hulk Hogan just made a cameo,” I said.</text:span></text:p>
      <text:p text:style-name="P156"><text:span text:style-name="T196">Ryan said, “It was meant to be brother,” and then, “I haven't seen that one. How does it hold up”</text:span></text:p>
      <text:p text:style-name="P156"><text:span text:style-name="T196"><text:s text:c="3"/>“Not well,” I said. I turned it off, made journal edits on paper, typed them in, then wrote, 11:07. . .</text:span><text:span text:style-name="T197">I created an Instagram for Rewrite, posted all six journals, turned out the lights, ate some grapes, tried to create a template in KiCad but realized the version installed on the Air is way too old, wrote, 12:17. . .</text:span><text:span text:style-name="T198">I downloaded KiCad 8, but it was not compatible with macOS 11.4, so I started downloading version 7, 12:34.</text:span></text:p>
      <text:p text:style-name="P156"><text:span text:style-name="T198"/></text:p>
      <text:p text:style-name="P156"><text:span text:style-name="T198"/></text:p>
      <text:p text:style-name="P156"><text:span text:style-name="T198"/></text:p>
      <text:p text:style-name="P156"><text:span text:style-name="T198"/></text:p>
      <text:p text:style-name="P156"><text:span text:style-name="T198"/></text:p>
      <text:p text:style-name="P157"><text:soft-page-break/>VII.XXIX</text:p>
      <text:p text:style-name="P157"><text:span text:style-name="T118"/></text:p>
      <text:p text:style-name="P157"><text:span text:style-name="T118">I woke after lots of dreaming, played Wordle (SUPER in three,) made Rewrite #7 from the extra-soft cut, </text:span><text:span text:style-name="T199">put on pants</text:span><text:span text:style-name="T118"> and wrote, 9:23. . .</text:span><text:span text:style-name="T20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0">. . .I helped Josh </text:span><text:span text:style-name="T203">carry</text:span><text:span text:style-name="T20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0"><text:s text:c="3"/>It started dumping rain, so I caught a ride w/ Tina up to Itto, sat at the bar and wrote, 1:35.</text:span></text:p>
      <text:p text:style-name="P157"><text:span text:style-name="T200"/></text:p>
      <text:p text:style-name="P158"><text:span text:style-name="T200">. . .</text:span></text:p>
      <text:p text:style-name="P157"><text:span text:style-name="T200"/></text:p>
      <text:p text:style-name="P159"><text:span text:style-name="T200">I </text:span><text:span text:style-name="T118">ordered a house special ramen w/ arugula &amp; extra egg, ate, walked home</text:span><text:span text:style-name="T118"><text:note text:id="ftn8" text:note-class="footnote"><text:note-citation>9</text:note-citation><text:note-body><text:p text:style-name="P10">Erica has sprayed down the stovetop and replaced the paper towel roll despite Ross intending to do so.</text:p></text:note-body></text:note></text:span><text:span text:style-name="T118">, put my things away, took out the trash/recycling, sat at the computer and wrote, 2:45. . .</text:span><text:span text:style-name="T20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1"><text:s text:c="3"/>I looked at my phone and had texts from Hannah.</text:span></text:p>
      <text:p text:style-name="P159"><text:soft-page-break/><text:span text:style-name="T201"><text:s text:c="3"/>“Headed home from Downtown. Want a lift to your house? I am going home to regroup after a weird work event.”</text:span></text:p>
      <text:p text:style-name="P159"><text:span text:style-name="T201"><text:s text:c="3"/>She picked me up from the church steps across the street. I forgot to mention how she had emailed me earl</text:span><text:span text:style-name="T203">y</text:span><text:span text:style-name="T20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1"><text:s text:c="3"/>She drove us back west and it started to rain. </text:span><text:span text:style-name="T206">S</text:span><text:span text:style-name="T201">he </text:span><text:span text:style-name="T206">took</text:span><text:span text:style-name="T201"> me toward my house, but it was sunny by the time we hit Haywood Road, so I had her drop me off in the farmers market parking lot. I slowly walked home, feeling very tired, said hello to Erica’s sister, set down my things and wrote at 6:05. . .</text:span><text:span text:style-name="T202">I flopped on the futon and wrote </text:span><text:span text:style-name="T206">mini </text:span><text:span text:style-name="T202">entries for each Rewrite Instagram post, starting from the time they were crafted, 7:13. . .</text:span><text:span text:style-name="T203">I tried my best to do nothing for a long time, eventually put on the movie Sabrina, and, after a while, wrote, 9:25.</text:span></text:p>
      <text:p text:style-name="P159"><text:span text:style-name="T203">. . .</text:span><text:span text:style-name="T204">I installed KiCad 7 and did a rough mockup of Rewrite, 11”x7”, wrote, 9:57. . .</text:span><text:span text:style-name="T205">I watched some more Sabrina, laid in bed for a while and eventually got a text from Scott:</text:span></text:p>
      <text:p text:style-name="P159"><text:span text:style-name="T20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5"><text:s text:c="4"/>I said, “Oh snap, major bummer on being stranded! I'm sure you're ready to be home. I'd still be good for the same 11-3 slot on Wednesday though,” then wrote at the Hog, 11:00.</text:span></text:p>
      <text:p text:style-name="P159"><text:span text:style-name="T205"/></text:p>
      <text:p text:style-name="P159"><text:span text:style-name="T205"/></text:p>
      <text:p text:style-name="P159"><text:span text:style-name="T205"/></text:p>
      <text:p text:style-name="P159"><text:span text:style-name="T205"/></text:p>
      <text:p text:style-name="P160"><text:soft-page-break/>VII.XXX</text:p>
      <text:p text:style-name="P160"><text:span text:style-name="T118"/></text:p>
      <text:p text:style-name="P160"><text:span text:style-name="T118">I </text:span><text:span text:style-name="T212">dreamt</text:span><text:span text:style-name="T118"> of me and </text:span><text:span text:style-name="T212">M</text:span><text:span text:style-name="T118">om being bitten by Scott’s python, making Dad drive us to the hospital. They laughed at us there, said pythons aren’t really that poisonous. I hung out eating leftover pizza with Jack </text:span><text:span text:style-name="T212">Foster </text:span><text:span text:style-name="T118">and Wyndham after that.</text:span></text:p>
      <text:p text:style-name="P161"><text:span text:style-name="T118"><text:s text:c="3"/>I played Wordle (FERAL in three,) looked at my phone for a little too long, flossed, brushed, </text:span><text:span text:style-name="T207">rinsed</text:span><text:span text:style-name="T118">, made journal #8 (seafoam?) It ended up being less material than I wanted, thus basically a bifold. I wrote at 8:17.</text:span></text:p>
      <text:p text:style-name="P161"><text:span text:style-name="T118">. . .</text:span><text:span text:style-name="T208">I hid under a blanket and nearly slept through occasional rainfall, then bathed/shaved, stuffed my bag with cup/journals/pens/wallet/phone/hat, </text:span><text:span text:style-name="T209">wrote, 11:02.</text:span></text:p>
      <text:p text:style-name="P160"><text:span text:style-name="T209"/></text:p>
      <text:p text:style-name="P162"><text:span text:style-name="T209">. . .</text:span></text:p>
      <text:p text:style-name="P160"><text:span text:style-name="T209"/></text:p>
      <text:p text:style-name="P163"><text:span text:style-name="T209">I </text:span><text:span text:style-name="T118">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8"><text:s text:c="3"/>I turned around and nodded at him, and when the person he was with turned to me, I realized it was Summer Griffin. We hugged and she said Sunny had recently reached out. I was amazed. I gave her journal #7 and </text:span><text:span text:style-name="T212">then</text:span><text:span text:style-name="T118"> they had to move along. I pasted one more page and wrote, 12:03.</text:span></text:p>
      <text:p text:style-name="P163"><text:span text:style-name="T118">. . .I walked down Haywood, turned left and ran into Reese outside of Taco Billy. He invited me to go see Deadpool, but I said I was going to a play </text:span><text:span text:style-name="T212">at NC Stage</text:span><text:span text:style-name="T118">. I walked down the hill and across the bridge. After cross</text:span><text:span text:style-name="T212">ing</text:span><text:span text:style-name="T118">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2">o</text:span><text:span text:style-name="T118">te, 12:57.</text:span></text:p>
      <text:p text:style-name="P163"><text:soft-page-break/><text:span text:style-name="T118"><text:s text:c="3"/>Hannah asked what my day rate was and I said I was officially on a pay-what-you-want system. I took another photo </text:span><text:span text:style-name="T212">of #8 </text:span><text:span text:style-name="T118">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8"><text:s text:c="3"/>Hannah texted saying she had met her Mountain BizWorks deadline, was finished, sent me a video of Emmylou being scared and then thrilled by a Walmart warewolf.</text:span></text:p>
      <text:p text:style-name="P164"><text:span text:style-name="T118"><text:s text:c="3"/>“Doggie!” </text:span><text:span text:style-name="T212">Emmylou</text:span><text:span text:style-name="T118"> said, after </text:span><text:span text:style-name="T212">gaining a </text:span><text:span text:style-name="T118">little distance. I sat on a rock, drank coffee, wrote, 1:45.</text:span></text:p>
      <text:p text:style-name="P164"><text:span text:style-name="T118">.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8"><text:s text:c="3"/>I wrote again at 2:16, walked over to AVL Club, ordered a latte from Thomas——First he spent at least a minute texting, nearly dropped his phone and said, “Whoa, sneaky,” </text:span><text:span text:style-name="T212">when he saw me standing there.</text:span></text:p>
      <text:p text:style-name="P163"><text:span text:style-name="T118"><text:s text:c="3"/>I said, “Nah,” and threw five ones in his tip jar, probably unnoticed.</text:span></text:p>
      <text:p text:style-name="P163"><text:span text:style-name="T118"><text:s text:c="3"/>He said, “Are you enjoying this 75-degree weather?”</text:span></text:p>
      <text:p text:style-name="P163"><text:span text:style-name="T118"><text:s text:c="3"/></text:span><text:span text:style-name="T212">I said, </text:span><text:span text:style-name="T118">“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8"><text:s text:c="3"/>I looked at the w</text:span><text:span text:style-name="T220">e</text:span><text:span text:style-name="T118">ather on my phone and noticed rain was possibly coming, so I got a move on, stopped at the secret staircase again to write, </text:span><text:soft-page-break/><text:span text:style-name="T118">3:12. . .</text:span><text:span text:style-name="T210">I walked down S Ann/Hilliard/Clingman, peed at Greagle, went over the bridge, sat at the bus stop, wrote, 3:36. . .I walked up the hill, took the shortcut </text:span><text:span text:style-name="T212">behind WALK</text:span><text:span text:style-name="T210">, walked to Brew Pump, and, because Blessed Soul Food was setting up, decided to sit and wait, 4:15.</text:span></text:p>
      <text:p text:style-name="P163"><text:span text:style-name="T210"/></text:p>
      <text:p text:style-name="P165"><text:span text:style-name="T210">. . .</text:span></text:p>
      <text:p text:style-name="P165"><text:span text:style-name="T210"/></text:p>
      <text:p text:style-name="P166"><text:span text:style-name="T210">I </text:span><text:span text:style-name="T118">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8"><text:s text:c="3"/></text:span><text:span text:style-name="T211">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3">I ate grapes, flossed, made edits, 6:20.</text:span></text:p>
      <text:p text:style-name="P166"><text:span text:style-name="T213"/></text:p>
      <text:p text:style-name="P167"><text:span text:style-name="T213">. . .</text:span></text:p>
      <text:p text:style-name="P166"><text:span text:style-name="T213"/></text:p>
      <text:p text:style-name="P168"><text:span text:style-name="T213">I </text:span><text:span text:style-name="T118">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8"><text:s text:c="3"/>I helped fold a sheet but mostly sat quietly. The music was too loud for me to talk over and I wasn’t sure how to help. Thankfully, she let me drive and </text:span><text:soft-page-break/><text:span text:style-name="T118">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8"><text:s text:c="3"/>We talked mostly about Melissa on the way home (as we had on the way there.) </text:span><text:span text:style-name="T214">I got out of the car, went inside, half put my groceries away, got my grapes and a hop water out of the fridge, went to my room, closed the door, sat at the computer and wrote, 10:54.</text:span></text:p>
      <text:p text:style-name="P168"><text:span text:style-name="T214"/></text:p>
      <text:p text:style-name="P169">VII.XXXI</text:p>
      <text:p text:style-name="P170"><text:span text:style-name="T118"/></text:p>
      <text:p text:style-name="P170"><text:span text:style-name="T118">I woke ten minutes before my 9:45 alarm, played Wordle (PENNE in three.) </text:span><text:span text:style-name="T215">I</text:span><text:span text:style-name="T118"> did not want to get out of bed, </text:span><text:span text:style-name="T215">n</text:span><text:span text:style-name="T118">or think I could make a journal in time </text:span><text:span text:style-name="T215">for</text:span><text:span text:style-name="T118"> rehearsal, but I </text:span><text:span text:style-name="T215">eventually </text:span><text:span text:style-name="T118">figured I </text:span><text:span text:style-name="T215">c</text:span><text:span text:style-name="T118">ould at least lay out the leather and make a couple cuts. Aside from making one crooked </text:span><text:span text:style-name="T215">line</text:span><text:span text:style-name="T118">, stabbing myself with the awl, getting a little blood on the journal, things went smoothly; #9 was crafted by 10:00. I had gone downstairs to make coffee after the cuts </text:span><text:span text:style-name="T215">and </text:span><text:span text:style-name="T118">before poking the holes, </text:span><text:span text:style-name="T215">sipped it lukewarm as I</text:span><text:span text:style-name="T118"> wrote at 10:17.</text:span></text:p>
      <text:p text:style-name="P166"><text:span text:style-name="T213"/></text:p>
      <text:p text:style-name="P167"><text:span text:style-name="T213">. . .</text:span></text:p>
      <text:p text:style-name="P166"><text:span text:style-name="T213"/></text:p>
      <text:p text:style-name="P171"><text:span text:style-name="T213">I </text:span><text:span text:style-name="T118">put </text:span><text:span text:style-name="T216">on my </text:span><text:span text:style-name="T118">black Brew Pump shirt/</text:span><text:span text:style-name="T216">hat</text:span><text:span text:style-name="T118">, </text:span><text:span text:style-name="T216">stuck</text:span><text:span text:style-name="T118"> phone/wallet/car key in my pocket, </text:span><text:span text:style-name="T216">stuffed</text:span><text:span text:style-name="T118"> all </text:span><text:span text:style-name="T216">the</text:span><text:span text:style-name="T118"> journals in my bag and drove to Izzy’s, ordered a </text:span><text:soft-page-break/><text:span text:style-name="T118">latte, then </text:span><text:span text:style-name="T216">went</text:span><text:span text:style-name="T118"> up Patton/26 to the shed. We spent a long while catching up. When Steve asked what was new with me, I pulled out the four journals. </text:span><text:span text:style-name="T216">T</text:span><text:span text:style-name="T118">here was a match for everyone’s slacks, so I gave #9 to Scott, #2 to Steve and #8 to Kevin. We played through Spoken Word, Not Alots Different, the album, Lucy, All My Friends, Say Man… I think that was all.</text:span></text:p>
      <text:p text:style-name="P171"><text:span text:style-name="T118"><text:s text:c="3"/>We chatted about how to make the band sound bigger afterward, including adding a guitar player and a second drummer. Steve had to get going and I was </text:span><text:span text:style-name="T216">parked</text:span><text:span text:style-name="T118"> behind him, so I drove down to The Mule, got my AVL Fest wristband from Hannah, had a Trail Pass at the bar with her, ordered a BBQ sandwich and mingled a bit. Jeff said I </text:span><text:span text:style-name="T216">had </text:span><text:span text:style-name="T118">won the festival, was officially playing the most sets.</text:span></text:p>
      <text:p text:style-name="P171"><text:span text:style-name="T11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8"><text:s text:c="3"/>“Hey! My mom and I are gonna drive separately but I might try to ride home with you if it's ok? I think she will not last all the way until 9pm!”</text:span></text:p>
      <text:p text:style-name="P171"><text:span text:style-name="T118"><text:s text:c="3"/>I said, “Sounds good to me! When y'all planning on getting there?”</text:span></text:p>
      <text:p text:style-name="P171"><text:span text:style-name="T118"><text:s text:c="3"/>She said six, so though I still felt frantic, I sipped coffee and wrote at the computer until 5:18.</text:span></text:p>
      <text:p text:style-name="P171"><text:span text:style-name="T118"/></text:p>
      <text:p text:style-name="P172"><text:span text:style-name="T118">. . .</text:span></text:p>
      <text:p text:style-name="P172"><text:span text:style-name="T118"/></text:p>
      <text:p text:style-name="P173"><text:span text:style-name="T118">I put on my tie, and, since I had </text:span><text:span text:style-name="T219">gotten</text:span><text:span text:style-name="T118"> it the right length on the first go, decided to nix the vest. I </text:span><text:span text:style-name="T219">added</text:span><text:span text:style-name="T118"> my light blazer, ate a bunch of CheezIts, opened a hop water and updated my Instagram journal. I </text:span><text:span text:style-name="T219">grabbed</text:span><text:span text:style-name="T118">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8"><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19">and hadn’t been heard </text:span><text:span text:style-name="T118">because, when we got closer and hugged, she said the same thing, so I said, “You too.” I hugged her mom, and we stood there talking to people until the screening started.</text:span></text:p>
      <text:p text:style-name="P173"><text:span text:style-name="T118"><text:s text:c="3"/>We sat inside through lots of videos, eventually being joined by Melissa. Hannah had gone and gotten us each popcorns. She and her mom </text:span><text:span text:style-name="T219">eventually </text:span><text:span text:style-name="T118">decided to go outside </text:span><text:span text:style-name="T219">while</text:span><text:span text:style-name="T118"> Melissa and I sat there a little too dilligently. When she said she was going to get food, I got up </text:span><text:span text:style-name="T219">to roam</text:span><text:span text:style-name="T118">.</text:span></text:p>
      <text:p text:style-name="P173"><text:span text:style-name="T118"><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19">Hannah</text:span><text:span text:style-name="T118"> said she didn’t want to stand on the hill anymore, so we grabbed a couple stools and sat at a table at the back of the outdoor crowd for about two videos until she said she was worried about her mom and wandered off.</text:span></text:p>
      <text:p text:style-name="P173"><text:span text:style-name="T118"><text:s text:c="3"/></text:span><text:span text:style-name="T217">She texted shortly after and said, “Found her. She's sitting with me by the food truck place”</text:span></text:p>
      <text:p text:style-name="P173"><text:span text:style-name="T217"><text:s text:c="3"/>I didn’t want </text:span><text:span text:style-name="T219">her</text:span><text:span text:style-name="T217">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7"><text:s text:c="3"/>Kingsley said, “Are you </text:span><text:span text:style-name="T60">insane?”</text:span></text:p>
      <text:p text:style-name="P173"><text:span text:style-name="T60"><text:s text:c="3"/></text:span><text:span text:style-name="T217">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7">up our families are, especially the previous generations. We listened to a Jane Kramer song about Waffle House and Hannah took photo</text:span><text:span text:style-name="T219">s</text:span><text:span text:style-name="T217"> of Melissa/Kingsley, then a selfie of me and her that I’m kind of in love with.</text:span></text:p>
      <text:p text:style-name="P173"><text:span text:style-name="T217"><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7"><text:s text:c="3"/>I drove </text:span><text:span text:style-name="T219">to Meyers</text:span><text:span text:style-name="T217">, hung up my fancy clothes, sat in the darkness. Melissa texted an old picture of me holding Max (interesting choice,) and Hannah sent the WH photos she had taken, said Kingsley had the best time:</text:span></text:p>
      <text:p text:style-name="P173"><text:span text:style-name="T217"/></text:p>
      <text:p text:style-name="P173"><text:span text:style-name="T257">H</text:span><text:span text:style-name="T217">: My mom is buzzing because she had so much fun with you guys</text:span></text:p>
      <text:p text:style-name="P174"><text:span text:style-name="T257">M</text:span><text:span text:style-name="T217">: I love her!</text:span></text:p>
      <text:p text:style-name="P173"><text:span text:style-name="T257">H</text:span><text:span text:style-name="T217">: She's pretty great imo</text:span></text:p>
      <text:p text:style-name="P173"><text:span text:style-name="T257">R</text:span><text:span text:style-name="T217">: Fun squad, lfg, I'm buzzin too</text:span></text:p>
      <text:p text:style-name="P173"><text:span text:style-name="T217"><text:tab/>And it ain't the decaf</text:span></text:p>
      <text:p text:style-name="P173"><text:span text:style-name="T257">M</text:span><text:span text:style-name="T217">: I heard we're going bowling next?</text:span></text:p>
      <text:p text:style-name="P173"><text:span text:style-name="T257">R</text:span><text:span text:style-name="T217">: I look ready bc I am</text:span></text:p>
      <text:p text:style-name="P173"><text:span text:style-name="T257">H</text:span><text:span text:style-name="T217">: The decaf was pretty great but I'm just so happy <text:tab/>to hang out with y'all!</text:span></text:p>
      <text:p text:style-name="P175">M<text:span text:style-name="T217">: </text:span><text:span text:style-name="T118">Yeeeeeee</text:span></text:p>
      <text:p text:style-name="P173"><text:span text:style-name="T257">R</text:span><text:span text:style-name="T217">: Me too! The pics prove it. That guy behind us is <text:tab/>jelly </text:span></text:p>
      <text:p text:style-name="P173"><text:span text:style-name="T217"/></text:p>
      <text:p text:style-name="P176">VIII.I</text:p>
      <text:p text:style-name="P176"><text:span text:style-name="T118"/></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8">We talked about that and her visit with a medium over a second cup of coffee. It sounded pretty convincing, and we </text:span><text:soft-page-break/><text:span text:style-name="T118">even talked about AVL Fest a little bit, </text:span><text:span text:style-name="T219">but I was ready to start knocking out tasks.</text:span></text:p>
      <text:p text:style-name="P85"><text:span text:style-name="T118"><text:s text:c="3"/></text:span><text:span text:style-name="T218">I went upstairs, sat at my computer, returned texts to Scott, Ever-Expanding, listened to a Phish song, told Alyse I could let Charlie out at 2PM and wrote until 11:41. . .</text:span><text:span text:style-name="T221">I made edits and pasted </text:span><text:span text:style-name="T223">approx </text:span><text:span text:style-name="T221">eight pages, Venmoed Hannah for popcorn/beer, played Wordle (CHALK in four,) and wrote, 12:16. . .</text:span><text:span text:style-name="T222">I took a bath and then made journal #10 out of the soft brown, feeling hurried but almost efficient, then wrote, 1:16.</text:span></text:p>
      <text:p text:style-name="P85"><text:span text:style-name="T222"/></text:p>
      <text:p text:style-name="P86"><text:span text:style-name="T222">. . .</text:span></text:p>
      <text:p text:style-name="P85"><text:span text:style-name="T222"/></text:p>
      <text:p text:style-name="P87"><text:span text:style-name="T222">I </text:span><text:span text:style-name="T118">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8"><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8"><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2"><text:s text:c="3"/>T</text:span><text:span text:style-name="T77">: Woo hoo!</text:span></text:p>
      <text:p text:style-name="P89"><text:span text:style-name="T112"><text:s text:c="3"/>R</text:span><text:span text:style-name="T77">: Dropping off Max and I'll do the same</text:span></text:p>
      <text:p text:style-name="P89"><text:span text:style-name="T112"><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37"><text:soft-page-break/><text:span text:style-name="T64">VIII.II</text:span></text:p>
      <text:p text:style-name="P238"><text:span text:style-name="T77"/></text:p>
      <text:p text:style-name="P238"><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38"><text:span text:style-name="T94"><text:s text:c="3"/>Dulce was feeling bad and Kev was down to delay, but no decision came until Kev </text:span><text:span text:style-name="T98">prodded</text:span><text:span text:style-name="T94"> at 9:51. “What's the word from the herd?” he said.</text:span></text:p>
      <text:p text:style-name="P238"><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8"><text:span text:style-name="T94"><text:s text:c="3"/>Does that mean Tina drove all the way from Marshall for nothing? Not my circus nor monkeys. I wrote at the computer, 10:10.</text:span></text:p>
      <text:p text:style-name="P238"><text:span text:style-name="T94"/></text:p>
      <text:p text:style-name="P239"><text:span text:style-name="T94">. . .</text:span></text:p>
      <text:p text:style-name="P239"><text:span text:style-name="T94"/></text:p>
      <text:p text:style-name="P240"><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0"><text:span text:style-name="T77">This is me, poor at the moment. </text:span></text:p>
      <text:p text:style-name="P240"><text:span text:style-name="T77">Thanks.”</text:span></text:p>
      <text:p text:style-name="P240"><text:span text:style-name="T77"><text:s text:c="3"/>I said, “I just screenshotted your pathetic plea and have sent it to Hannah. She should have received one day pass per band member but I don't know how many she's given out. </text:span></text:p>
      <text:p text:style-name="P240"><text:span text:style-name="T77"><text:s text:c="3"/>Oops, she texted me right this instant and said, ‘Of course! I still have the tickets!’”</text:span></text:p>
      <text:p text:style-name="P240"><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0"><text:span text:style-name="T77"><text:s text:c="3"/>I said, “I’ll come get you since you’re closer to downtown.”</text:span></text:p>
      <text:p text:style-name="P240"><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0"><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1"><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1"><text:span text:style-name="T98"><text:s text:c="3"/></text:span><text:span text:style-name="T99">Hannah texted saying, “Today I wish I was just a tiny bit more extroverted. Tired already!</text:span></text:p>
      <text:p text:style-name="P241"><text:span text:style-name="T99"><text:s text:c="3"/>Gonna leave the door open for whenever you get here - I'm gonna have a pillow over my head for about 20 minutes”</text:span></text:p>
      <text:p text:style-name="P241"><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0"><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2"><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2"><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2"><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0"><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0"><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0"><text:span text:style-name="T97"/></text:p>
      <text:p text:style-name="P240"><text:span text:style-name="T97"/></text:p>
      <text:p text:style-name="P243"><text:soft-page-break/><text:span text:style-name="T73">V</text:span><text:span text:style-name="T64">III.III</text:span></text:p>
      <text:p text:style-name="P243"><text:span text:style-name="T77"/></text:p>
      <text:p text:style-name="P243"><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3"><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3"><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3"><text:span text:style-name="T100"/></text:p>
      <text:p text:style-name="P244"><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44"><text:span text:style-name="T101"><text:s text:c="3"/>I nominate Kev as new band leader and wanna do whatever he wants, but am confident a moon&amp;you jam would be dandy</text:span></text:p>
      <text:p text:style-name="P244"><text:span text:style-name="T101"><text:s text:c="3"/>could even do a moon&amp;you trio set and relieve the pressure to perform from a bunch of peeps</text:span></text:p>
      <text:p text:style-name="P244"><text:span text:style-name="T101"><text:s text:c="3"/>Let's say it's going to be a Moon &amp; You set with at least the three of us, and whomever else feels comfortable and excited to join should do so.”</text:span></text:p>
      <text:p text:style-name="P244"><text:span text:style-name="T101"/></text:p>
      <text:p text:style-name="P245"><text:span text:style-name="T101">. . .</text:span></text:p>
      <text:p text:style-name="P244"><text:span text:style-name="T101"/></text:p>
      <text:p text:style-name="P246"><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46"><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46"><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46"><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46"><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46"><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46"><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46"><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46"><text:span text:style-name="T102"><text:s text:c="3"/>I walked her to her car, got a ride back to mine, drove home, messaged with her about purrmaids and fell asleep.</text:span></text:p>
      <text:p text:style-name="P246"><text:span text:style-name="T102"/></text:p>
      <text:p text:style-name="P247"><text:span text:style-name="T64">VIII.IV</text:span></text:p>
      <text:p text:style-name="P247"><text:span text:style-name="T77"/></text:p>
      <text:p text:style-name="P247"><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48"><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48"><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47"><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47"><text:span text:style-name="T105"/></text:p>
      <text:p text:style-name="P249"><text:span text:style-name="T105">. . .</text:span></text:p>
      <text:p text:style-name="P247"><text:span text:style-name="T105"/></text:p>
      <text:p text:style-name="P250"><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0"><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0"><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0"><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0"><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0"><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0"><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0"><text:span text:style-name="T77"/></text:p>
      <text:p text:style-name="P251"><text:span text:style-name="T64">VIII.V</text:span></text:p>
      <text:p text:style-name="P251"><text:span text:style-name="T77"/></text:p>
      <text:p text:style-name="P251"><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1"><text:span text:style-name="T106"/></text:p>
      <text:p text:style-name="P252"><text:span text:style-name="T106">. . .</text:span></text:p>
      <text:p text:style-name="P251"><text:span text:style-name="T106"/></text:p>
      <text:p text:style-name="P253"><text:soft-page-break/><text:span text:style-name="T106">I </text:span><text:span text:style-name="T77">put on my flops, threw my wallet in my bag, left the house, turned right on Brevard, went around four trash bins and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3"><text:span text:style-name="T77">. . .Kevin texted three different group chapts, saying, “Hey buds just wanted to let everyone know that I woke up feeling pretty crappy today and tested positive for COVID. Just thought I should let you guys know”</text:span></text:p>
      <text:p text:style-name="P253"><text:span text:style-name="T77"/></text:p>
      <text:p text:style-name="P253"><text:span text:style-name="T64">Hannah</text:span><text:span text:style-name="T77">: Oh man! Sorry bud that sucks. You had a long <text:tab/>weekend and I'm sure we're all run down <text:tab/>immunity wise! I hope you feel better soon. <text:tab/>Thanks for letting us know. </text:span></text:p>
      <text:p text:style-name="P253"><text:span text:style-name="T77"/></text:p>
      <text:p text:style-name="P253"><text:span text:style-name="T64">Melissa</text:span><text:span text:style-name="T77">: Noooooo Kev!! I'm so sorry, bud. I hope <text:tab/>it goes easy on you - please let us know if <text:tab/>you need anything!!</text:span></text:p>
      <text:p text:style-name="P253"><text:span text:style-name="T77"/></text:p>
      <text:p text:style-name="P253"><text:span text:style-name="T64">Ross</text:span><text:span text:style-name="T77">: Dang ol bud bug! I hope you feel better <text:tab/>IMMEDIATELY </text:span></text:p>
      <text:p text:style-name="P253"><text:span text:style-name="T77"/></text:p>
      <text:p text:style-name="P253"><text:span text:style-name="T64">Becca</text:span><text:span text:style-name="T77">: Damn sorry to hear that. Thanks for the heads <text:tab/>up. Feel better soon!!</text:span></text:p>
      <text:p text:style-name="P253"><text:span text:style-name="T64">Scott</text:span><text:span text:style-name="T77">: Oh man sorry to hear that kev. I hope your <text:tab/>feel better super soon, <text:s/>let me know if i can <text:tab/>help at all and thanks fir the heads up.</text:span></text:p>
      <text:p text:style-name="P253"><text:span text:style-name="T77"/></text:p>
      <text:p text:style-name="P253"><text:span text:style-name="T64">Hannah</text:span><text:span text:style-name="T77">: I'm sure there were lots of people carrying <text:tab/>it around at the festival. So even if I do <text:tab/>get sick, I ain't giving you credit for it</text:span></text:p>
      <text:p text:style-name="P253"><text:span text:style-name="T77"/></text:p>
      <text:p text:style-name="P253"><text:span text:style-name="T74">Melissa</text:span><text:span text:style-name="T107">: </text:span><text:span text:style-name="T77">Horribly rude virus, 0/10</text:span></text:p>
      <text:p text:style-name="P253"><text:span text:style-name="T77"/></text:p>
      <text:p text:style-name="P253"><text:span text:style-name="T64">Ryan</text:span><text:span text:style-name="T77">: Fuck I'm so sorry bud</text:span></text:p>
      <text:p text:style-name="P253"><text:span text:style-name="T77"/></text:p>
      <text:p text:style-name="P253"><text:span text:style-name="T64">Clay</text:span><text:span text:style-name="T77">: Becca and I just tested too. Becca negative <text:tab/>but I got positive. Sorry as well guys… Hope <text:tab/>everyone else keeps feeling good</text:span></text:p>
      <text:p text:style-name="P253"><text:soft-page-break/><text:span text:style-name="T77"/></text:p>
      <text:p text:style-name="P253"><text:span text:style-name="T64">Jacob</text:span><text:span text:style-name="T77">: Sorry y'all... This sucks. I hope it goes <text:tab/>smoothly. It kicked my ass last time</text:span></text:p>
      <text:p text:style-name="P253"><text:span text:style-name="T77"/></text:p>
      <text:p text:style-name="P254"><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after which we made tentative plans for me to catch a ride back west. She asked if I was feeling okay and I said, “Healthy as an NA mule.”</text:span></text:p>
      <text:p text:style-name="P254"><text:span text:style-name="T77"><text:s text:c="3"/>“Oh my God,” she groaned. “I have to go.”</text:span></text:p>
      <text:p text:style-name="P254"><text:span text:style-name="T77"><text:s text:c="3"/>I said, “I thought of that earlier and have been waiting for the opportunity to say it.”</text:span></text:p>
      <text:p text:style-name="P254"><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54"><text:span text:style-name="T77"/></text:p>
      <text:p text:style-name="P255"><text:span text:style-name="T77">. . .</text:span></text:p>
      <text:p text:style-name="P254"><text:span text:style-name="T77"/></text:p>
      <text:p text:style-name="P256"><text:span text:style-name="T77">I finished my latte, used the restroom, sat in Pritchard, got a text from Hannah: “I'm headed back to my house soon! Probably in 2-3 minutes. You want a ride back West?”</text:span></text:p>
      <text:p text:style-name="P256"><text:span text:style-name="T77"><text:s text:c="3"/>I walked down Church street and she picked me up just out side of Terra Nova. We rode to her house, where Melissa was waiting to print things. I drank a hop water, hung out with them, bought a Hannah Kaminer T-shirt, left</text:span><text:span text:style-name="T77"><text:note text:id="ftn9" text:note-class="footnote"><text:note-citation>10</text:note-citation><text:note-body><text:p text:style-name="P11">Ross and Hannah make plans to check out the new nighttime coffee shop, Haywood Famous after 5:45 because Hannah has dinner with the girls, Burger and Beer Night.</text:p></text:note-body></text:note></text:span><text:span text:style-name="T77">, walked to Simple, ordered a Turkey/Havarti w/ chips, walked home, ate, brought my drums into the house, put Erica’s luggage into </text:span><text:soft-page-break/><text:span text:style-name="T77">the car, drove her to the B&amp;B, then the airport; she talked the whole way.</text:span></text:p>
      <text:p text:style-name="P256"><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56"><text:span text:style-name="T77"/></text:p>
      <text:p text:style-name="P260"><text:span text:style-name="T77">I forgot to mention that Scott had texted me while walking up the Clingman hill: </text:span></text:p>
      <text:p text:style-name="P260"><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0"><text:span text:style-name="T77"><text:s text:c="3"/>I said, “A'good day indeed! That'd be fine by me. It's always a pleasure to hang with the critters and I'm stoked to help whenever I can, even if it's just with the Sal and THEE Theo”</text:span></text:p>
      <text:p text:style-name="P256"><text:span text:style-name="T77"/></text:p>
      <text:p text:style-name="P257"><text:span text:style-name="T77">. . .</text:span></text:p>
      <text:p text:style-name="P257"><text:span text:style-name="T77"/></text:p>
      <text:p text:style-name="P259"><text:span text:style-name="T77">I did what felt like nothing, in no particular order: take a bath, eat a turkey bagel, make my bed, watch 15 minutes of Waiting for Guffman, put away some clothes, threw away my plum pits. I guess I figured there was a remote chance Hannah might want to come over.</text:span></text:p>
      <text:p text:style-name="P259"><text:span text:style-name="T108"><text:s text:c="3"/></text:span><text:span text:style-name="T111">Scott texted, saying, “Oh this is great news and so appreciated! <text:s/>If it still works for you i think we'll take you up on it! <text:s/>The airport angle with myrtle is still looking kinda hassle prone. <text:s/>Thank you man! <text:s/>I'll suss out our exact departure and </text:span><text:soft-page-break/><text:span text:style-name="T111">return and get right back at you. Thank you so much man!”</text:span></text:p>
      <text:p text:style-name="P259"><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58"><text:span text:style-name="T108"><text:s text:c="3"/></text:span></text:p>
      <text:p text:style-name="P288"><text:span text:style-name="T224">Hey, no sweat </text:span><text:span text:style-name="T75">(okay fingers)</text:span><text:span text:style-name="T109"> </text:span><text:span text:style-name="T224">I hope you feel better! I'm having a swell time listening to the Dr. Dog album </text:span></text:p>
      <text:p text:style-name="P284"><text:span text:style-name="T224"/></text:p>
      <text:p text:style-name="P284"><text:span text:style-name="T224">New music!!?</text:span></text:p>
      <text:p text:style-name="P284"><text:span text:style-name="T224">Right?</text:span></text:p>
      <text:p text:style-name="P284"><text:span text:style-name="T224"/></text:p>
      <text:p text:style-name="P288"><text:span text:style-name="T224">It came out the day after the red rocks show but I didn't listen to much of it because I came to realize I had heard it all already </text:span></text:p>
      <text:p text:style-name="P289"><text:span text:style-name="T224">Very much digging it as a whole piece at the moment though... Scott just asked me to house sit from Wednesday to Monday</text:span></text:p>
      <text:p text:style-name="P289"><text:span text:style-name="T76">[</text:span><text:span text:style-name="T75">sweat face</text:span><text:span text:style-name="T76">]</text:span></text:p>
      <text:p text:style-name="P284"><text:span text:style-name="T75"/></text:p>
      <text:p text:style-name="P284"><text:span text:style-name="T224">That's cool!</text:span></text:p>
      <text:p text:style-name="P285"><text:span text:style-name="T224">Why </text:span><text:span text:style-name="T110">[</text:span><text:span text:style-name="T75">sweat face</text:span><text:span text:style-name="T76">]</text:span><text:span text:style-name="T224">? I think I might go on a walk around nine after I get a little bit of sit down time and a little bit of packing done. You</text:span></text:p>
      <text:p text:style-name="P285"><text:span text:style-name="T224">want to go? Are you in for the evening?</text:span></text:p>
      <text:p text:style-name="P284"><text:span text:style-name="T224"/></text:p>
      <text:p text:style-name="P288"><text:span text:style-name="T224">Just a little funny because of the short notice and I was excited to have the house to myself starting tonight </text:span></text:p>
      <text:p text:style-name="P288"><text:span text:style-name="T224">I would love to go for a walk </text:span></text:p>
      <text:p text:style-name="P284"><text:span text:style-name="T224"/></text:p>
      <text:p text:style-name="P177">(19 minutes later)</text:p>
      <text:p text:style-name="P288"><text:span text:style-name="T224">My 'just a little funny' text is about Scott not you !</text:span></text:p>
      <text:p text:style-name="P284"><text:span text:style-name="T224"/></text:p>
      <text:p text:style-name="P284"><text:span text:style-name="T224">Oh yes! I'm sorry I'm justslow</text:span></text:p>
      <text:p text:style-name="P284"><text:span text:style-name="T224">I like to have space to myself too :-)</text:span></text:p>
      <text:p text:style-name="P179"><text:span text:style-name="T258">(Hannah loved “I would love to go for a walk”)</text:span></text:p>
      <text:p text:style-name="P284"><text:span text:style-name="T224"/></text:p>
      <text:p text:style-name="P178">(8:56)</text:p>
      <text:p text:style-name="P286"><text:span text:style-name="T224">Okay putting on shoes and my weird high</text:span></text:p>
      <text:p text:style-name="P286"><text:soft-page-break/><text:span text:style-name="T224">visibility vest!</text:span></text:p>
      <text:p text:style-name="P286"><text:span text:style-name="T224">Is now good for you? I am not packing so I might</text:span></text:p>
      <text:p text:style-name="P286"><text:span text:style-name="T224">as well go walking!</text:span></text:p>
      <text:p text:style-name="P284"><text:span text:style-name="T224"/></text:p>
      <text:p text:style-name="P287"><text:span text:style-name="T224">Yeah I'll drive on down!</text:span></text:p>
      <text:p text:style-name="P284"><text:span text:style-name="T224"/></text:p>
      <text:p text:style-name="P284"><text:span text:style-name="T224"/></text:p>
      <text:p text:style-name="P180"><text:span text:style-name="T224">I </text:span><text:span text:style-name="T118">grabbed my car key, my wallet, my phone, a hop water, got in the car and drove up Brevard Road. Hannah texted at 9:01 saying, “</text:span><text:span text:style-name="T224">Or I can meet you!”</text:span></text:p>
      <text:p text:style-name="P180"><text:span text:style-name="T224"><text:s text:c="3"/></text:span><text:span text:style-name="T118">I pulled into the Ingles parking lot, unsure what to do, and said aloud, “I’m having a freak out.” after about 30 seconds, I decided I would just drive home and walk like nothing had happened. “</text:span><text:span text:style-name="T224">Ok!” </text:span><text:span text:style-name="T118">I said. I drove home, grabbed my blue bag, put Melissa’s journal in there, left the house, said “</text:span><text:span text:style-name="T224">Walking out now,” </text:span><text:span text:style-name="T118">realized I still had the car key, took it back, left again and walked to Sunny Point.</text:span></text:p>
      <text:p text:style-name="P180"><text:span text:style-name="T118"><text:s text:c="3"/>There was no sign of Hannah, so I called, no answer. I realized the plan was very unclear, but she definitely should have made it </text:span><text:span text:style-name="T227">there</text:span><text:span text:style-name="T118"> by </text:span><text:span text:style-name="T227">then</text:span><text:span text:style-name="T118">. I texted, saying, “</text:span><text:span text:style-name="T224">Are you walking to the coffee shop or looking to meet somewhere on Haywood?”</text:span></text:p>
      <text:p text:style-name="P180"><text:span text:style-name="T224"><text:s text:c="3"/></text:span><text:span text:style-name="T118">After a couple minutes I figured she could have easily forgotten her phone, and Haywood Famous is not that far away, so I walked past lots of wanderers and the </text:span><text:span text:style-name="T227">M</text:span><text:span text:style-name="T118">ashup, into the busy coffee shop, walked to the back of the room, said, “Doesn’t look like my friend got here yet,” and left. I walked </text:span><text:span text:style-name="T227">west</text:span><text:span text:style-name="T118"> and was at Tastee Diner when she called</text:span><text:span text:style-name="T62"> </text:span><text:span text:style-name="T118">saying she hadn’t left the house yet. I said I would walk down toward her, but still expected to see her somewhere </text:span><text:span text:style-name="T227">along</text:span><text:span text:style-name="T118"> the </text:span><text:span text:style-name="T227">way</text:span><text:span text:style-name="T118">.</text:span></text:p>
      <text:p text:style-name="P180"><text:span text:style-name="T118"><text:s text:c="3"/>Her back door was open when I walked up. Bruce was hanging out on the dryer. She looked very cute in her hi-vis. We talked to Kathryn for a minute and then </text:span><text:span text:style-name="T227">went</text:span><text:span text:style-name="T118"> up toward Haywood with her telling me a story about </text:span><text:span text:style-name="T225">being at the bank and </text:span><text:span text:style-name="T227">hearing a teller to tell a drivethrough person to come inside, and it being </text:span><text:span text:style-name="T225">Ryan with a bag full of money and checks. She was there for the same reason, but of course was orderly and organized. </text:span></text:p>
      <text:p text:style-name="P180"><text:soft-page-break/><text:span text:style-name="T225"><text:s text:c="3"/>The coffee shop was fresh feeling but beautiful. She ordered a fruity iced tea and I got a cortado. We conversed with the owner, who said she was hoping to expand to a </text:span><text:span text:style-name="T227">garage</text:span><text:span text:style-name="T225"> in the back </text:span><text:span text:style-name="T227">and use it as a music venue</text:span><text:span text:style-name="T225">. We started walking back toward her house, saying hello to Buffalo outside One World, Maria outside Tastee. Cait drove by. When we got down to </text:span><text:span text:style-name="T227">Hannah’s</text:span><text:span text:style-name="T225"> house and touched the grass, she said, “You didn’t have to walk me all the way to my house!”</text:span></text:p>
      <text:p text:style-name="P180"><text:span text:style-name="T225"><text:s text:c="3"/>I stopped, said I hoped she’d have a great trip, that I’d miss her. She said she’d miss me too. We hugged. She stepped away, and there was a moment of silence.</text:span></text:p>
      <text:p text:style-name="P180"><text:span text:style-name="T225"><text:s text:c="3"/>“Have fun with Myrtle time…”</text:span></text:p>
      <text:p text:style-name="P180"><text:span text:style-name="T225"><text:s text:c="3"/>“I will…” then, quickly, “Can I </text:span><text:span text:style-name="T63">kiss</text:span><text:span text:style-name="T225"> you?”</text:span></text:p>
      <text:p text:style-name="P180"><text:span text:style-name="T225"><text:s text:c="3"/>We switched positions on the hill somehow, and she said, “We’re not passing a line we can’t go back from.” It didn’t sound like a question at all, but I knew it was.</text:span></text:p>
      <text:p text:style-name="P180"><text:span text:style-name="T225"><text:s text:c="3"/>I said, “It doesn’t mean anything,” </text:span><text:span text:style-name="T227">even though </text:span><text:span text:style-name="T225">I meant to say, “It doesn’t </text:span><text:span text:style-name="T63">have</text:span><text:span text:style-name="T225"> to mean anything.”</text:span></text:p>
      <text:p text:style-name="P180"><text:span text:style-name="T225"><text:s text:c="3"/>She said yes, and we got close, kissed four times slowly. I think my left hand touched her somewhere, but I don’t remember——probably her upper arm. Her eyes got big and she said, “Wow.”</text:span></text:p>
      <text:p text:style-name="P180"><text:span text:style-name="T225"><text:s text:c="3"/>I said, “Oh yeah, sorry about the espresso mouth.” I think I said something </text:span><text:span text:style-name="T227">stupid</text:span><text:span text:style-name="T225"> like, “It packs a punch.”</text:span></text:p>
      <text:p text:style-name="P180"><text:span text:style-name="T225"><text:s text:c="3"/>She said, “I’m definitely going to be up packing now!” and laughed.</text:span></text:p>
      <text:p text:style-name="P180"><text:span text:style-name="T225"><text:s text:c="3"/>“Have a great trip,” I said.</text:span></text:p>
      <text:p text:style-name="P180"><text:span text:style-name="T225"><text:s text:c="3"/>“I’ll see you when I get back.”</text:span></text:p>
      <text:p text:style-name="P181"><text:span text:style-name="T225"><text:s text:c="3"/>“Byeee.”</text:span></text:p>
      <text:p text:style-name="P181"><text:span text:style-name="T225"><text:s text:c="3"/>I walked up the hill, </text:span><text:span text:style-name="T226">texted Matt Martin, </text:span><text:span text:style-name="T225">went to Country Club, ordered an Athletic, smoked a bit of a joint with Cam, Kate, Dave and some </text:span><text:span text:style-name="T226">guy</text:span><text:span text:style-name="T225"> named Christian. The conversation was inane, and when Cam went to the restroom, I said my goodbyes, </text:span><text:span text:style-name="T226">walked home, sat at the computer, wrote until 11:55.</text:span></text:p>
      <text:p text:style-name="P181"><text:span text:style-name="T226"/></text:p>
      <text:p text:style-name="P182"><text:span text:style-name="T118">It is tough to compare a kiss with five+ months of buildup and fantasy. It is also worth remembering terrible relationships I have </text:span><text:span text:style-name="T227">made</text:span><text:span text:style-name="T118"> around amazing kisses. I am thrilled and relieved that she said yes, and excited to see how our feelings evolve over the next month. It has been more than an hour-and-a-half since then, and neither of us have </text:span><text:span text:style-name="T227">said anything</text:span><text:span text:style-name="T118">. It may not </text:span><text:span text:style-name="T227">get</text:span><text:span text:style-name="T118"> mentioned at all in the next month, and that is the safety I sought with the timing I cho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00:11:39.821710073</dc:date>
    <meta:editing-duration>P20DT30M48S</meta:editing-duration>
    <meta:editing-cycles>444</meta:editing-cycles>
    <meta:generator>LibreOffice/24.2.5.2$MacOSX_X86_64 LibreOffice_project/bffef4ea93e59bebbeaf7f431bb02b1a39ee8a59</meta:generator>
    <meta:print-date>2024-08-05T07:58:13.833392436</meta:print-date>
    <meta:document-statistic meta:table-count="0" meta:image-count="0" meta:object-count="0" meta:page-count="98" meta:paragraph-count="841" meta:word-count="29329" meta:character-count="154229" meta:non-whitespace-character-count="124487"/>
  </office:meta>
</office:document-meta>
</file>